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pt"/>
    </style:style>
    <style:style style:name="P2" style:family="paragraph" style:parent-style-name="Standard">
      <style:text-properties officeooo:rsid="000eb3ca" officeooo:paragraph-rsid="000eb3ca"/>
    </style:style>
    <style:style style:name="P3" style:family="paragraph" style:parent-style-name="Standard">
      <style:text-properties officeooo:rsid="000eb3ca" officeooo:paragraph-rsid="00117a91"/>
    </style:style>
    <style:style style:name="P4" style:family="paragraph" style:parent-style-name="Standard">
      <style:text-properties officeooo:rsid="000eb3ca" officeooo:paragraph-rsid="002dd7dc"/>
    </style:style>
    <style:style style:name="P5" style:family="paragraph" style:parent-style-name="Standard">
      <style:text-properties officeooo:rsid="000eb3ca" officeooo:paragraph-rsid="0028b8be"/>
    </style:style>
    <style:style style:name="P6" style:family="paragraph" style:parent-style-name="Standard">
      <style:text-properties officeooo:rsid="000eb3ca" officeooo:paragraph-rsid="00107839"/>
    </style:style>
    <style:style style:name="P7" style:family="paragraph" style:parent-style-name="Standard">
      <style:text-properties officeooo:rsid="000eb3ca" officeooo:paragraph-rsid="00169804"/>
    </style:style>
    <style:style style:name="P8" style:family="paragraph" style:parent-style-name="Standard">
      <style:text-properties officeooo:rsid="000eb3ca" officeooo:paragraph-rsid="00199be6"/>
    </style:style>
    <style:style style:name="P9" style:family="paragraph" style:parent-style-name="Standard">
      <style:text-properties officeooo:rsid="000eb3ca" officeooo:paragraph-rsid="001d5b9e"/>
    </style:style>
    <style:style style:name="P10" style:family="paragraph" style:parent-style-name="Standard">
      <style:text-properties officeooo:rsid="000eb3ca" officeooo:paragraph-rsid="001b5eb4"/>
    </style:style>
    <style:style style:name="P11" style:family="paragraph" style:parent-style-name="Standard">
      <style:text-properties fo:font-variant="normal" fo:text-transform="none" fo:color="#222222" style:font-name="Roboto" fo:font-size="8.39999961853027pt" fo:letter-spacing="normal" fo:font-style="normal" fo:font-weight="normal" officeooo:rsid="000eb3ca" officeooo:paragraph-rsid="000eb3ca"/>
    </style:style>
    <style:style style:name="P12" style:family="paragraph" style:parent-style-name="Standard">
      <style:text-properties fo:font-variant="normal" fo:text-transform="none" fo:color="#222222" style:font-name="Roboto" fo:font-size="8.39999961853027pt" fo:letter-spacing="normal" fo:font-style="normal" fo:font-weight="normal" officeooo:rsid="000ff0f2" officeooo:paragraph-rsid="000ff0f2"/>
    </style:style>
    <style:style style:name="P13" style:family="paragraph" style:parent-style-name="Standard">
      <style:text-properties fo:font-variant="normal" fo:text-transform="none" fo:color="#222222" style:font-name="Roboto" fo:font-size="8.39999961853027pt" fo:letter-spacing="normal" fo:font-style="normal" fo:font-weight="normal" officeooo:rsid="000ff0f2" officeooo:paragraph-rsid="0076694d"/>
    </style:style>
    <style:style style:name="P14" style:family="paragraph" style:parent-style-name="Standard">
      <style:text-properties fo:font-variant="normal" fo:text-transform="none" fo:color="#222222" style:font-name="Roboto" fo:font-size="8.39999961853027pt" fo:letter-spacing="normal" fo:font-style="normal" fo:font-weight="normal" officeooo:rsid="00107839" officeooo:paragraph-rsid="00107839"/>
    </style:style>
    <style:style style:name="P15" style:family="paragraph" style:parent-style-name="Standard">
      <style:text-properties officeooo:paragraph-rsid="000eb3ca"/>
    </style:style>
    <style:style style:name="P16" style:family="paragraph" style:parent-style-name="Standard">
      <style:text-properties fo:color="#888888"/>
    </style:style>
    <style:style style:name="P17" style:family="paragraph" style:parent-style-name="Standard">
      <style:text-properties fo:color="#000000"/>
    </style:style>
    <style:style style:name="P18" style:family="paragraph" style:parent-style-name="Standard">
      <style:text-properties fo:color="#000000" fo:font-size="7pt"/>
    </style:style>
    <style:style style:name="P19" style:family="paragraph" style:parent-style-name="Standard">
      <style:text-properties fo:color="#000000" fo:font-size="7pt" officeooo:rsid="0012b21c" officeooo:paragraph-rsid="0012b21c"/>
    </style:style>
    <style:style style:name="P20" style:family="paragraph" style:parent-style-name="Standard">
      <style:text-properties fo:color="#000000" fo:font-size="7pt" officeooo:rsid="0012b21c" officeooo:paragraph-rsid="00169804"/>
    </style:style>
    <style:style style:name="P21" style:family="paragraph" style:parent-style-name="Standard">
      <style:text-properties fo:color="#000000" fo:font-size="7pt" officeooo:rsid="0012b21c" officeooo:paragraph-rsid="00199be6"/>
    </style:style>
    <style:style style:name="P22" style:family="paragraph" style:parent-style-name="Standard">
      <style:text-properties fo:color="#000000" fo:font-size="7pt" officeooo:rsid="0012b21c" officeooo:paragraph-rsid="001b5eb4"/>
    </style:style>
    <style:style style:name="P23" style:family="paragraph" style:parent-style-name="Standard">
      <style:text-properties fo:color="#000000" fo:font-size="7pt" officeooo:rsid="0012b21c" officeooo:paragraph-rsid="001d5b9e"/>
    </style:style>
    <style:style style:name="P24" style:family="paragraph" style:parent-style-name="Standard">
      <style:text-properties fo:color="#000000" fo:font-size="7pt" fo:font-style="italic" officeooo:rsid="0012b21c" officeooo:paragraph-rsid="0012b21c" style:font-style-asian="italic" style:font-style-complex="italic"/>
    </style:style>
    <style:style style:name="P25" style:family="paragraph" style:parent-style-name="Standard">
      <style:text-properties fo:color="#000000" fo:font-size="7pt" fo:font-style="italic" officeooo:rsid="00174b84" officeooo:paragraph-rsid="0028b8be" style:font-size-asian="10pt" style:font-style-asian="italic" style:font-size-complex="10pt" style:font-style-complex="italic"/>
    </style:style>
    <style:style style:name="P26" style:family="paragraph" style:parent-style-name="Standard">
      <style:text-properties fo:color="#000000" fo:font-size="7pt" fo:font-style="italic" officeooo:rsid="003a7dcf" officeooo:paragraph-rsid="00382a36" style:font-size-asian="7pt" style:font-style-asian="italic" style:font-size-complex="7pt" style:font-style-complex="italic"/>
    </style:style>
    <style:style style:name="P27" style:family="paragraph" style:parent-style-name="Standard">
      <style:text-properties fo:color="#000000" fo:font-size="7pt" fo:font-style="italic" officeooo:rsid="003a7dcf" officeooo:paragraph-rsid="0041f89c" style:font-size-asian="7pt" style:font-style-asian="italic" style:font-size-complex="7pt" style:font-style-complex="italic"/>
    </style:style>
    <style:style style:name="P28" style:family="paragraph" style:parent-style-name="Standard">
      <style:text-properties fo:color="#000000" fo:font-size="7pt" fo:font-style="italic" officeooo:rsid="003a7dcf" officeooo:paragraph-rsid="004c2209" style:font-size-asian="7pt" style:font-style-asian="italic" style:font-size-complex="7pt" style:font-style-complex="italic"/>
    </style:style>
    <style:style style:name="P29" style:family="paragraph" style:parent-style-name="Standard">
      <style:text-properties fo:color="#000000" fo:font-size="7pt" fo:font-style="italic" officeooo:rsid="003a7dcf" officeooo:paragraph-rsid="00587052" style:font-size-asian="7pt" style:font-style-asian="italic" style:font-size-complex="7pt" style:font-style-complex="italic"/>
    </style:style>
    <style:style style:name="P30" style:family="paragraph" style:parent-style-name="Standard">
      <style:text-properties fo:color="#000000" fo:font-size="7pt" fo:font-style="italic" officeooo:rsid="003a7dcf" officeooo:paragraph-rsid="00648d75" style:font-size-asian="7pt" style:font-style-asian="italic" style:font-size-complex="7pt" style:font-style-complex="italic"/>
    </style:style>
    <style:style style:name="P31" style:family="paragraph" style:parent-style-name="Standard">
      <style:paragraph-properties fo:line-height="100%"/>
      <style:text-properties fo:color="#000000" fo:font-size="7pt" fo:font-style="italic" officeooo:rsid="003a7dcf" officeooo:paragraph-rsid="006157fd" style:font-size-asian="7pt" style:font-style-asian="italic" style:font-size-complex="7pt" style:font-style-complex="italic"/>
    </style:style>
    <style:style style:name="P32" style:family="paragraph" style:parent-style-name="Standard">
      <style:paragraph-properties fo:line-height="100%"/>
      <style:text-properties fo:color="#000000" fo:font-size="7pt" fo:font-style="italic" officeooo:rsid="003a7dcf" officeooo:paragraph-rsid="00676397" style:font-size-asian="7pt" style:font-style-asian="italic" style:font-size-complex="7pt" style:font-style-complex="italic"/>
    </style:style>
    <style:style style:name="P33" style:family="paragraph" style:parent-style-name="Standard">
      <style:paragraph-properties fo:line-height="100%"/>
      <style:text-properties fo:color="#000000" fo:font-size="7pt" fo:font-style="italic" officeooo:rsid="003a7dcf" officeooo:paragraph-rsid="0079a52e" style:font-size-asian="7pt" style:font-style-asian="italic" style:font-size-complex="7pt" style:font-style-complex="italic"/>
    </style:style>
    <style:style style:name="P34" style:family="paragraph" style:parent-style-name="Standard">
      <style:paragraph-properties fo:line-height="100%"/>
      <style:text-properties fo:color="#000000" fo:font-size="7pt" fo:font-style="italic" officeooo:rsid="003a7dcf" officeooo:paragraph-rsid="007bdf53" style:font-size-asian="7pt" style:font-style-asian="italic" style:font-size-complex="7pt" style:font-style-complex="italic"/>
    </style:style>
    <style:style style:name="P35" style:family="paragraph" style:parent-style-name="Standard">
      <style:paragraph-properties fo:line-height="100%"/>
      <style:text-properties fo:color="#000000" fo:font-size="7pt" fo:font-style="italic" officeooo:rsid="003a7dcf" officeooo:paragraph-rsid="008866fa" style:font-size-asian="7pt" style:font-style-asian="italic" style:font-size-complex="7pt" style:font-style-complex="italic"/>
    </style:style>
    <style:style style:name="P36" style:family="paragraph" style:parent-style-name="Standard">
      <style:text-properties fo:color="#000000" fo:font-size="7pt" fo:font-style="italic" officeooo:rsid="003a7dcf" officeooo:paragraph-rsid="00732490" style:font-size-asian="7pt" style:font-style-asian="italic" style:font-size-complex="7pt" style:font-style-complex="italic"/>
    </style:style>
    <style:style style:name="P37" style:family="paragraph" style:parent-style-name="Standard">
      <style:text-properties fo:color="#000000" fo:font-size="7pt" fo:font-style="italic" officeooo:rsid="003a7dcf" officeooo:paragraph-rsid="007dd587" style:font-size-asian="7pt" style:font-style-asian="italic" style:font-size-complex="7pt" style:font-style-complex="italic"/>
    </style:style>
    <style:style style:name="P38" style:family="paragraph" style:parent-style-name="Standard">
      <style:text-properties fo:color="#000000" fo:font-size="7pt" fo:font-style="italic" officeooo:rsid="003a7dcf" officeooo:paragraph-rsid="008f0592" style:font-size-asian="7pt" style:font-style-asian="italic" style:font-size-complex="7pt" style:font-style-complex="italic"/>
    </style:style>
    <style:style style:name="P39" style:family="paragraph" style:parent-style-name="Standard">
      <style:text-properties fo:color="#000000" fo:font-size="7pt" fo:font-style="italic" officeooo:rsid="003a7dcf" officeooo:paragraph-rsid="0092cf05" style:font-size-asian="7pt" style:font-style-asian="italic" style:font-size-complex="7pt" style:font-style-complex="italic"/>
    </style:style>
    <style:style style:name="P40" style:family="paragraph" style:parent-style-name="Standard">
      <style:text-properties fo:color="#000000" fo:font-size="7pt" fo:font-style="italic" officeooo:rsid="003a7dcf" officeooo:paragraph-rsid="0094934a" style:font-size-asian="7pt" style:font-style-asian="italic" style:font-size-complex="7pt" style:font-style-complex="italic"/>
    </style:style>
    <style:style style:name="P41" style:family="paragraph" style:parent-style-name="Standard">
      <style:text-properties fo:color="#000000" fo:font-size="7pt" fo:font-style="italic" officeooo:rsid="003a7dcf" officeooo:paragraph-rsid="009671cd" style:font-size-asian="7pt" style:font-style-asian="italic" style:font-size-complex="7pt" style:font-style-complex="italic"/>
    </style:style>
    <style:style style:name="P42" style:family="paragraph" style:parent-style-name="Standard">
      <style:text-properties fo:color="#000000" fo:font-size="7pt" fo:font-style="normal" officeooo:rsid="0037cd49" officeooo:paragraph-rsid="0037c5e0" style:font-size-asian="7pt" style:font-style-asian="normal" style:font-size-complex="7pt" style:font-style-complex="normal"/>
    </style:style>
    <style:style style:name="P43" style:family="paragraph" style:parent-style-name="Standard">
      <style:text-properties fo:color="#000000" fo:font-size="12pt" style:font-size-asian="10.5pt" style:font-size-complex="12pt"/>
    </style:style>
    <style:style style:name="P44" style:family="paragraph" style:parent-style-name="Standard">
      <style:text-properties fo:color="#000000" fo:font-size="12pt" fo:font-style="normal" officeooo:rsid="002f0717" officeooo:paragraph-rsid="00319719" style:font-size-asian="12pt" style:font-style-asian="normal" style:font-size-complex="12pt" style:font-style-complex="normal"/>
    </style:style>
    <style:style style:name="P45" style:family="paragraph" style:parent-style-name="Standard">
      <style:text-properties fo:color="#000000" fo:font-size="12pt" fo:font-style="normal" officeooo:rsid="000eb3ca" officeooo:paragraph-rsid="0037c5e0" style:font-size-asian="12pt" style:font-style-asian="normal" style:font-size-complex="12pt" style:font-style-complex="normal"/>
    </style:style>
    <style:style style:name="P46" style:family="paragraph" style:parent-style-name="Standard">
      <style:text-properties fo:color="#000000" fo:font-size="12pt" fo:font-style="normal" officeooo:rsid="000eb3ca" officeooo:paragraph-rsid="0041f89c" style:font-size-asian="12pt" style:font-style-asian="normal" style:font-size-complex="12pt" style:font-style-complex="normal"/>
    </style:style>
    <style:style style:name="P47" style:family="paragraph" style:parent-style-name="Standard">
      <style:text-properties fo:color="#000000" fo:font-size="12pt" fo:font-style="normal" officeooo:rsid="000eb3ca" officeooo:paragraph-rsid="004c2209" style:font-size-asian="12pt" style:font-style-asian="normal" style:font-size-complex="12pt" style:font-style-complex="normal"/>
    </style:style>
    <style:style style:name="P48" style:family="paragraph" style:parent-style-name="Standard">
      <style:text-properties fo:color="#000000" fo:font-size="12pt" fo:font-style="normal" officeooo:rsid="000eb3ca" officeooo:paragraph-rsid="00587052" style:font-size-asian="12pt" style:font-style-asian="normal" style:font-size-complex="12pt" style:font-style-complex="normal"/>
    </style:style>
    <style:style style:name="P49" style:family="paragraph" style:parent-style-name="Standard">
      <style:text-properties fo:color="#000000" fo:font-size="12pt" fo:font-style="normal" officeooo:rsid="000eb3ca" officeooo:paragraph-rsid="00648d75" style:font-size-asian="12pt" style:font-style-asian="normal" style:font-size-complex="12pt" style:font-style-complex="normal"/>
    </style:style>
    <style:style style:name="P50" style:family="paragraph" style:parent-style-name="Standard">
      <style:paragraph-properties fo:line-height="100%"/>
      <style:text-properties fo:color="#000000" fo:font-size="12pt" fo:font-style="normal" officeooo:rsid="000eb3ca" officeooo:paragraph-rsid="006157fd" style:font-size-asian="12pt" style:font-style-asian="normal" style:font-size-complex="12pt" style:font-style-complex="normal"/>
    </style:style>
    <style:style style:name="P51" style:family="paragraph" style:parent-style-name="Standard">
      <style:paragraph-properties fo:line-height="100%"/>
      <style:text-properties fo:color="#000000" fo:font-size="12pt" fo:font-style="normal" officeooo:rsid="000eb3ca" officeooo:paragraph-rsid="00676397" style:font-size-asian="12pt" style:font-style-asian="normal" style:font-size-complex="12pt" style:font-style-complex="normal"/>
    </style:style>
    <style:style style:name="P52" style:family="paragraph" style:parent-style-name="Standard">
      <style:paragraph-properties fo:line-height="100%"/>
      <style:text-properties fo:color="#000000" fo:font-size="12pt" fo:font-style="normal" officeooo:rsid="000eb3ca" officeooo:paragraph-rsid="0079a52e" style:font-size-asian="12pt" style:font-style-asian="normal" style:font-size-complex="12pt" style:font-style-complex="normal"/>
    </style:style>
    <style:style style:name="P53" style:family="paragraph" style:parent-style-name="Standard">
      <style:paragraph-properties fo:line-height="100%"/>
      <style:text-properties fo:color="#000000" fo:font-size="12pt" fo:font-style="normal" officeooo:rsid="000eb3ca" officeooo:paragraph-rsid="007bdf53" style:font-size-asian="12pt" style:font-style-asian="normal" style:font-size-complex="12pt" style:font-style-complex="normal"/>
    </style:style>
    <style:style style:name="P54" style:family="paragraph" style:parent-style-name="Standard">
      <style:paragraph-properties fo:line-height="100%"/>
      <style:text-properties fo:color="#000000" fo:font-size="12pt" fo:font-style="normal" officeooo:rsid="000eb3ca" officeooo:paragraph-rsid="008866fa" style:font-size-asian="12pt" style:font-style-asian="normal" style:font-size-complex="12pt" style:font-style-complex="normal"/>
    </style:style>
    <style:style style:name="P55" style:family="paragraph" style:parent-style-name="Standard">
      <style:text-properties fo:color="#000000" fo:font-size="12pt" fo:font-style="normal" officeooo:rsid="000eb3ca" officeooo:paragraph-rsid="00732490" style:font-size-asian="12pt" style:font-style-asian="normal" style:font-size-complex="12pt" style:font-style-complex="normal"/>
    </style:style>
    <style:style style:name="P56" style:family="paragraph" style:parent-style-name="Standard">
      <style:text-properties fo:color="#000000" fo:font-size="12pt" fo:font-style="normal" officeooo:rsid="000eb3ca" officeooo:paragraph-rsid="007dd587" style:font-size-asian="12pt" style:font-style-asian="normal" style:font-size-complex="12pt" style:font-style-complex="normal"/>
    </style:style>
    <style:style style:name="P57" style:family="paragraph" style:parent-style-name="Standard">
      <style:text-properties fo:color="#000000" fo:font-size="12pt" fo:font-style="normal" officeooo:rsid="000eb3ca" officeooo:paragraph-rsid="008f0592" style:font-size-asian="12pt" style:font-style-asian="normal" style:font-size-complex="12pt" style:font-style-complex="normal"/>
    </style:style>
    <style:style style:name="P58" style:family="paragraph" style:parent-style-name="Standard">
      <style:text-properties fo:color="#000000" fo:font-size="12pt" fo:font-style="normal" officeooo:rsid="0036e8f9" officeooo:paragraph-rsid="0037c5e0" style:font-size-asian="12pt" style:font-style-asian="normal" style:font-size-complex="12pt" style:font-style-complex="normal"/>
    </style:style>
    <style:style style:name="P59" style:family="paragraph" style:parent-style-name="Standard">
      <style:text-properties fo:color="#000000" fo:font-size="12pt" fo:font-style="normal" officeooo:rsid="0036e8f9" officeooo:paragraph-rsid="0041f89c" style:font-size-asian="12pt" style:font-style-asian="normal" style:font-size-complex="12pt" style:font-style-complex="normal"/>
    </style:style>
    <style:style style:name="P60" style:family="paragraph" style:parent-style-name="Standard">
      <style:text-properties fo:color="#000000" fo:font-size="12pt" fo:font-style="normal" officeooo:rsid="0036e8f9" officeooo:paragraph-rsid="004c2209" style:font-size-asian="12pt" style:font-style-asian="normal" style:font-size-complex="12pt" style:font-style-complex="normal"/>
    </style:style>
    <style:style style:name="P61" style:family="paragraph" style:parent-style-name="Standard">
      <style:text-properties fo:color="#000000" fo:font-size="12pt" fo:font-style="normal" officeooo:rsid="0036e8f9" officeooo:paragraph-rsid="00587052" style:font-size-asian="12pt" style:font-style-asian="normal" style:font-size-complex="12pt" style:font-style-complex="normal"/>
    </style:style>
    <style:style style:name="P62" style:family="paragraph" style:parent-style-name="Standard">
      <style:text-properties fo:color="#000000" fo:font-size="12pt" fo:font-style="normal" officeooo:rsid="0036e8f9" officeooo:paragraph-rsid="00648d75" style:font-size-asian="12pt" style:font-style-asian="normal" style:font-size-complex="12pt" style:font-style-complex="normal"/>
    </style:style>
    <style:style style:name="P63" style:family="paragraph" style:parent-style-name="Standard">
      <style:paragraph-properties fo:line-height="100%"/>
      <style:text-properties fo:color="#000000" fo:font-size="12pt" fo:font-style="normal" officeooo:rsid="0036e8f9" officeooo:paragraph-rsid="006157fd" style:font-size-asian="12pt" style:font-style-asian="normal" style:font-size-complex="12pt" style:font-style-complex="normal"/>
    </style:style>
    <style:style style:name="P64" style:family="paragraph" style:parent-style-name="Standard">
      <style:paragraph-properties fo:line-height="100%"/>
      <style:text-properties fo:color="#000000" fo:font-size="12pt" fo:font-style="normal" officeooo:rsid="0036e8f9" officeooo:paragraph-rsid="00676397" style:font-size-asian="12pt" style:font-style-asian="normal" style:font-size-complex="12pt" style:font-style-complex="normal"/>
    </style:style>
    <style:style style:name="P65" style:family="paragraph" style:parent-style-name="Standard">
      <style:paragraph-properties fo:line-height="100%"/>
      <style:text-properties fo:color="#000000" fo:font-size="12pt" fo:font-style="normal" officeooo:rsid="0036e8f9" officeooo:paragraph-rsid="0079a52e" style:font-size-asian="12pt" style:font-style-asian="normal" style:font-size-complex="12pt" style:font-style-complex="normal"/>
    </style:style>
    <style:style style:name="P66" style:family="paragraph" style:parent-style-name="Standard">
      <style:paragraph-properties fo:line-height="100%"/>
      <style:text-properties fo:color="#000000" fo:font-size="12pt" fo:font-style="normal" officeooo:rsid="0036e8f9" officeooo:paragraph-rsid="007bdf53" style:font-size-asian="12pt" style:font-style-asian="normal" style:font-size-complex="12pt" style:font-style-complex="normal"/>
    </style:style>
    <style:style style:name="P67" style:family="paragraph" style:parent-style-name="Standard">
      <style:paragraph-properties fo:line-height="100%"/>
      <style:text-properties fo:color="#000000" fo:font-size="12pt" fo:font-style="normal" officeooo:rsid="0036e8f9" officeooo:paragraph-rsid="008866fa" style:font-size-asian="12pt" style:font-style-asian="normal" style:font-size-complex="12pt" style:font-style-complex="normal"/>
    </style:style>
    <style:style style:name="P68" style:family="paragraph" style:parent-style-name="Standard">
      <style:text-properties fo:color="#000000" fo:font-size="12pt" fo:font-style="normal" officeooo:rsid="0036e8f9" officeooo:paragraph-rsid="00732490" style:font-size-asian="12pt" style:font-style-asian="normal" style:font-size-complex="12pt" style:font-style-complex="normal"/>
    </style:style>
    <style:style style:name="P69" style:family="paragraph" style:parent-style-name="Standard">
      <style:text-properties fo:color="#000000" fo:font-size="12pt" fo:font-style="normal" officeooo:rsid="0036e8f9" officeooo:paragraph-rsid="007dd587" style:font-size-asian="12pt" style:font-style-asian="normal" style:font-size-complex="12pt" style:font-style-complex="normal"/>
    </style:style>
    <style:style style:name="P70" style:family="paragraph" style:parent-style-name="Standard">
      <style:text-properties fo:color="#000000" fo:font-size="12pt" fo:font-style="normal" officeooo:rsid="0036e8f9" officeooo:paragraph-rsid="008f0592" style:font-size-asian="12pt" style:font-style-asian="normal" style:font-size-complex="12pt" style:font-style-complex="normal"/>
    </style:style>
    <style:style style:name="P71" style:family="paragraph" style:parent-style-name="Standard">
      <style:text-properties fo:color="#000000" fo:font-size="12pt" fo:font-style="normal" officeooo:rsid="004600d9" officeooo:paragraph-rsid="004311f6" style:font-size-asian="12pt" style:font-style-asian="normal" style:font-size-complex="12pt" style:font-style-complex="normal"/>
    </style:style>
    <style:style style:name="P72" style:family="paragraph" style:parent-style-name="Standard">
      <style:text-properties fo:color="#000000" fo:font-size="12pt" fo:font-style="normal" officeooo:rsid="0038df95" officeooo:paragraph-rsid="0041f89c" style:font-size-asian="12pt" style:font-style-asian="normal" style:font-size-complex="12pt" style:font-style-complex="normal"/>
    </style:style>
    <style:style style:name="P73" style:family="paragraph" style:parent-style-name="Standard">
      <style:text-properties fo:color="#000000" fo:font-size="12pt" fo:font-style="normal" officeooo:rsid="0038df95" officeooo:paragraph-rsid="004c2209" style:font-size-asian="12pt" style:font-style-asian="normal" style:font-size-complex="12pt" style:font-style-complex="normal"/>
    </style:style>
    <style:style style:name="P74" style:family="paragraph" style:parent-style-name="Standard">
      <style:text-properties fo:color="#000000" fo:font-size="12pt" fo:font-style="normal" officeooo:rsid="0038df95" officeooo:paragraph-rsid="00587052" style:font-size-asian="12pt" style:font-style-asian="normal" style:font-size-complex="12pt" style:font-style-complex="normal"/>
    </style:style>
    <style:style style:name="P75" style:family="paragraph" style:parent-style-name="Standard">
      <style:paragraph-properties fo:line-height="100%"/>
      <style:text-properties fo:color="#000000" fo:font-size="12pt" fo:font-style="normal" officeooo:rsid="0038df95" officeooo:paragraph-rsid="006157fd" style:font-size-asian="12pt" style:font-style-asian="normal" style:font-size-complex="12pt" style:font-style-complex="normal"/>
    </style:style>
    <style:style style:name="P76" style:family="paragraph" style:parent-style-name="Standard">
      <style:paragraph-properties fo:line-height="100%"/>
      <style:text-properties fo:color="#000000" fo:font-size="12pt" fo:font-style="normal" officeooo:rsid="0038df95" officeooo:paragraph-rsid="00676397" style:font-size-asian="12pt" style:font-style-asian="normal" style:font-size-complex="12pt" style:font-style-complex="normal"/>
    </style:style>
    <style:style style:name="P77" style:family="paragraph" style:parent-style-name="Standard">
      <style:paragraph-properties fo:line-height="100%"/>
      <style:text-properties fo:color="#000000" fo:font-size="12pt" fo:font-style="normal" officeooo:rsid="0038df95" officeooo:paragraph-rsid="0079a52e" style:font-size-asian="12pt" style:font-style-asian="normal" style:font-size-complex="12pt" style:font-style-complex="normal"/>
    </style:style>
    <style:style style:name="P78" style:family="paragraph" style:parent-style-name="Standard">
      <style:paragraph-properties fo:line-height="100%"/>
      <style:text-properties fo:color="#000000" fo:font-size="12pt" fo:font-style="normal" officeooo:rsid="0038df95" officeooo:paragraph-rsid="007bdf53" style:font-size-asian="12pt" style:font-style-asian="normal" style:font-size-complex="12pt" style:font-style-complex="normal"/>
    </style:style>
    <style:style style:name="P79" style:family="paragraph" style:parent-style-name="Standard">
      <style:paragraph-properties fo:line-height="100%"/>
      <style:text-properties fo:color="#000000" fo:font-size="12pt" fo:font-style="normal" officeooo:rsid="0038df95" officeooo:paragraph-rsid="008866fa" style:font-size-asian="12pt" style:font-style-asian="normal" style:font-size-complex="12pt" style:font-style-complex="normal"/>
    </style:style>
    <style:style style:name="P80" style:family="paragraph" style:parent-style-name="Standard">
      <style:text-properties fo:color="#000000" fo:font-size="12pt" fo:font-style="normal" officeooo:rsid="0038df95" officeooo:paragraph-rsid="007dd587" style:font-size-asian="12pt" style:font-style-asian="normal" style:font-size-complex="12pt" style:font-style-complex="normal"/>
    </style:style>
    <style:style style:name="P81" style:family="paragraph" style:parent-style-name="Standard">
      <style:text-properties fo:color="#000000" fo:font-size="12pt" fo:font-style="normal" officeooo:rsid="004db5a5" officeooo:paragraph-rsid="00543145" style:font-size-asian="12pt" style:font-style-asian="normal" style:font-size-complex="12pt" style:font-style-complex="normal"/>
    </style:style>
    <style:style style:name="P82" style:family="paragraph" style:parent-style-name="Standard">
      <style:text-properties fo:color="#000000" fo:font-size="12pt" fo:font-style="normal" officeooo:rsid="004ee334" officeooo:paragraph-rsid="00543145" style:font-size-asian="12pt" style:font-style-asian="normal" style:font-size-complex="12pt" style:font-style-complex="normal"/>
    </style:style>
    <style:style style:name="P83" style:family="paragraph" style:parent-style-name="Standard">
      <style:paragraph-properties fo:line-height="100%"/>
      <style:text-properties fo:color="#000000" fo:font-size="12pt" fo:font-style="normal" officeooo:rsid="0060bc7c" officeooo:paragraph-rsid="006157fd" style:font-size-asian="12pt" style:font-style-asian="normal" style:font-size-complex="12pt" style:font-style-complex="normal"/>
    </style:style>
    <style:style style:name="P84" style:family="paragraph" style:parent-style-name="Standard">
      <style:paragraph-properties fo:line-height="100%"/>
      <style:text-properties fo:color="#000000" fo:font-size="12pt" fo:font-style="normal" officeooo:rsid="0068ac5c" officeooo:paragraph-rsid="00676397" style:font-size-asian="12pt" style:font-style-asian="normal" style:font-size-complex="12pt" style:font-style-complex="normal"/>
    </style:style>
    <style:style style:name="P85" style:family="paragraph" style:parent-style-name="Standard">
      <style:text-properties fo:color="#000000" fo:font-size="12pt" fo:font-style="normal" officeooo:rsid="0076694d" officeooo:paragraph-rsid="0076694d" style:font-size-asian="12pt" style:font-style-asian="normal" style:font-size-complex="12pt" style:font-style-complex="normal"/>
    </style:style>
    <style:style style:name="P86" style:family="paragraph" style:parent-style-name="Standard">
      <style:paragraph-properties fo:line-height="100%"/>
      <style:text-properties fo:color="#000000" fo:font-size="12pt" fo:font-style="normal" officeooo:rsid="0079a52e" officeooo:paragraph-rsid="0079a52e" style:font-size-asian="12pt" style:font-style-asian="normal" style:font-size-complex="12pt" style:font-style-complex="normal"/>
    </style:style>
    <style:style style:name="P87" style:family="paragraph" style:parent-style-name="Standard">
      <style:paragraph-properties fo:line-height="100%"/>
      <style:text-properties fo:color="#000000" fo:font-size="12pt" fo:font-style="normal" officeooo:rsid="007bdf53" officeooo:paragraph-rsid="007bdf53" style:font-size-asian="12pt" style:font-style-asian="normal" style:font-size-complex="12pt" style:font-style-complex="normal"/>
    </style:style>
    <style:style style:name="P88" style:family="paragraph" style:parent-style-name="Standard">
      <style:text-properties fo:color="#000000" fo:font-size="12pt" fo:font-style="normal" officeooo:rsid="0041f89c" officeooo:paragraph-rsid="008f0592" style:font-size-asian="12pt" style:font-style-asian="normal" style:font-size-complex="12pt" style:font-style-complex="normal"/>
    </style:style>
    <style:style style:name="P89" style:family="paragraph" style:parent-style-name="Standard">
      <style:text-properties fo:color="#000000" fo:font-size="12pt" fo:font-style="normal" officeooo:rsid="008f0592" officeooo:paragraph-rsid="008f0592" style:font-size-asian="12pt" style:font-style-asian="normal" style:font-size-complex="12pt" style:font-style-complex="normal"/>
    </style:style>
    <style:style style:name="P90" style:family="paragraph" style:parent-style-name="Standard">
      <style:text-properties fo:color="#000000" fo:font-size="12pt" fo:font-style="normal" fo:font-weight="bold" officeooo:rsid="000eb3ca" officeooo:paragraph-rsid="00648d75" style:font-size-asian="12pt" style:font-style-asian="normal" style:font-weight-asian="bold" style:font-size-complex="12pt" style:font-style-complex="normal" style:font-weight-complex="bold"/>
    </style:style>
    <style:style style:name="P91" style:family="paragraph" style:parent-style-name="Standard">
      <style:text-properties fo:color="#000000" fo:font-size="10pt" fo:font-style="italic" officeooo:rsid="0012b21c" officeooo:paragraph-rsid="00169804" style:font-size-asian="10pt" style:font-style-asian="italic" style:font-size-complex="10pt" style:font-style-complex="italic"/>
    </style:style>
    <style:style style:name="P92" style:family="paragraph" style:parent-style-name="Standard">
      <style:text-properties fo:color="#000000" fo:font-size="10pt" fo:font-style="italic" officeooo:rsid="0012b21c" officeooo:paragraph-rsid="00199be6" style:font-size-asian="10pt" style:font-style-asian="italic" style:font-size-complex="10pt" style:font-style-complex="italic"/>
    </style:style>
    <style:style style:name="P93" style:family="paragraph" style:parent-style-name="Standard">
      <style:text-properties fo:color="#000000" fo:font-size="10pt" fo:font-style="italic" officeooo:rsid="0012b21c" officeooo:paragraph-rsid="001b5eb4" style:font-size-asian="10pt" style:font-style-asian="italic" style:font-size-complex="10pt" style:font-style-complex="italic"/>
    </style:style>
    <style:style style:name="P94" style:family="paragraph" style:parent-style-name="Standard">
      <style:text-properties fo:color="#000000" fo:font-size="10pt" fo:font-style="italic" officeooo:rsid="0012b21c" officeooo:paragraph-rsid="0028b8be" style:font-size-asian="10pt" style:font-style-asian="italic" style:font-size-complex="10pt" style:font-style-complex="italic"/>
    </style:style>
    <style:style style:name="P95" style:family="paragraph" style:parent-style-name="Standard">
      <style:text-properties fo:color="#000000" fo:font-size="10pt" fo:font-style="italic" officeooo:rsid="0012b21c" officeooo:paragraph-rsid="0030f5c1" style:font-size-asian="10pt" style:font-style-asian="italic" style:font-size-complex="10pt" style:font-style-complex="italic"/>
    </style:style>
    <style:style style:name="P96" style:family="paragraph" style:parent-style-name="Standard">
      <style:text-properties fo:color="#000000" fo:font-size="10pt" fo:font-style="italic" officeooo:rsid="0012b21c" officeooo:paragraph-rsid="0037c5e0" style:font-size-asian="10pt" style:font-style-asian="italic" style:font-size-complex="10pt" style:font-style-complex="italic"/>
    </style:style>
    <style:style style:name="P97" style:family="paragraph" style:parent-style-name="Standard">
      <style:text-properties fo:color="#000000" fo:font-size="10pt" fo:font-style="italic" officeooo:rsid="0012b21c" officeooo:paragraph-rsid="0041f89c" style:font-size-asian="10pt" style:font-style-asian="italic" style:font-size-complex="10pt" style:font-style-complex="italic"/>
    </style:style>
    <style:style style:name="P98" style:family="paragraph" style:parent-style-name="Standard">
      <style:text-properties fo:color="#000000" fo:font-size="10pt" fo:font-style="italic" officeooo:rsid="0012b21c" officeooo:paragraph-rsid="004c2209" style:font-size-asian="10pt" style:font-style-asian="italic" style:font-size-complex="10pt" style:font-style-complex="italic"/>
    </style:style>
    <style:style style:name="P99" style:family="paragraph" style:parent-style-name="Standard">
      <style:text-properties fo:color="#000000" fo:font-size="10pt" fo:font-style="italic" officeooo:rsid="0012b21c" officeooo:paragraph-rsid="00648d75" style:font-size-asian="10pt" style:font-style-asian="italic" style:font-size-complex="10pt" style:font-style-complex="italic"/>
    </style:style>
    <style:style style:name="P100" style:family="paragraph" style:parent-style-name="Standard">
      <style:paragraph-properties fo:line-height="100%"/>
      <style:text-properties fo:color="#000000" fo:font-size="10pt" fo:font-style="italic" officeooo:rsid="0012b21c" officeooo:paragraph-rsid="00676397" style:font-size-asian="10pt" style:font-style-asian="italic" style:font-size-complex="10pt" style:font-style-complex="italic"/>
    </style:style>
    <style:style style:name="P101" style:family="paragraph" style:parent-style-name="Standard">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102" style:family="paragraph" style:parent-style-name="Standard">
      <style:paragraph-properties fo:line-height="100%"/>
      <style:text-properties fo:color="#000000" fo:font-size="10pt" fo:font-style="italic" officeooo:rsid="0012b21c" officeooo:paragraph-rsid="007bdf53" style:font-size-asian="10pt" style:font-style-asian="italic" style:font-size-complex="10pt" style:font-style-complex="italic"/>
    </style:style>
    <style:style style:name="P103" style:family="paragraph" style:parent-style-name="Standard">
      <style:paragraph-properties fo:line-height="100%"/>
      <style:text-properties fo:color="#000000" fo:font-size="10pt" fo:font-style="italic" officeooo:rsid="0012b21c" officeooo:paragraph-rsid="006da98c" style:font-size-asian="10pt" style:font-style-asian="italic" style:font-size-complex="10pt" style:font-style-complex="italic"/>
    </style:style>
    <style:style style:name="P104" style:family="paragraph" style:parent-style-name="Standard">
      <style:paragraph-properties fo:line-height="100%"/>
      <style:text-properties fo:color="#000000" fo:font-size="10pt" fo:font-style="italic" officeooo:rsid="0012b21c" officeooo:paragraph-rsid="008866fa" style:font-size-asian="10pt" style:font-style-asian="italic" style:font-size-complex="10pt" style:font-style-complex="italic"/>
    </style:style>
    <style:style style:name="P105" style:family="paragraph" style:parent-style-name="Standard">
      <style:text-properties fo:color="#000000" fo:font-size="10pt" fo:font-style="italic" officeooo:rsid="0012b21c" officeooo:paragraph-rsid="00732490" style:font-size-asian="10pt" style:font-style-asian="italic" style:font-size-complex="10pt" style:font-style-complex="italic"/>
    </style:style>
    <style:style style:name="P106" style:family="paragraph" style:parent-style-name="Standard">
      <style:text-properties fo:color="#000000" fo:font-size="10pt" fo:font-style="italic" officeooo:rsid="002f0717" officeooo:paragraph-rsid="002f0717" style:font-size-asian="10pt" style:font-style-asian="italic" style:font-size-complex="10pt" style:font-style-complex="italic"/>
    </style:style>
    <style:style style:name="P107" style:family="paragraph" style:parent-style-name="Standard">
      <style:text-properties fo:color="#000000" fo:font-size="10pt" fo:font-style="italic" officeooo:rsid="0030f5c1" officeooo:paragraph-rsid="0030f5c1" style:font-size-asian="10pt" style:font-style-asian="italic" style:font-size-complex="10pt" style:font-style-complex="italic"/>
    </style:style>
    <style:style style:name="P108" style:family="paragraph" style:parent-style-name="Standard">
      <style:text-properties fo:color="#000000" style:font-name="Liberation Serif" fo:font-size="12pt" fo:font-style="normal" officeooo:rsid="00648d75" officeooo:paragraph-rsid="00648d75" style:font-size-asian="12pt" style:font-style-asian="normal" style:font-size-complex="12pt" style:font-style-complex="normal"/>
    </style:style>
    <style:style style:name="P109" style:family="paragraph" style:parent-style-name="Standard">
      <style:text-properties fo:color="#000000" style:font-name="Liberation Serif" fo:font-size="12pt" fo:font-style="normal" officeooo:rsid="00648d75" officeooo:paragraph-rsid="00732490" style:font-size-asian="12pt" style:font-style-asian="normal" style:font-size-complex="12pt" style:font-style-complex="normal"/>
    </style:style>
    <style:style style:name="P110" style:family="paragraph" style:parent-style-name="Standard">
      <style:text-properties fo:color="#000000" style:font-name="Liberation Serif" fo:font-size="12pt" fo:font-style="normal" officeooo:rsid="0041f89c" officeooo:paragraph-rsid="00732490" style:font-size-asian="12pt" style:font-style-asian="normal" style:font-size-complex="12pt" style:font-style-complex="normal"/>
    </style:style>
    <style:style style:name="P111" style:family="paragraph" style:parent-style-name="Standard">
      <style:paragraph-properties fo:line-height="100%"/>
      <style:text-properties fo:color="#000000" style:text-position="0% 100%" fo:font-size="12pt" fo:font-style="normal" officeooo:rsid="0080fb2d" officeooo:paragraph-rsid="0082a3bc" style:font-size-asian="12pt" style:font-style-asian="normal" style:font-size-complex="12pt" style:font-style-complex="normal"/>
    </style:style>
    <style:style style:name="P112" style:family="paragraph" style:parent-style-name="Standard">
      <style:paragraph-properties fo:line-height="100%"/>
      <style:text-properties fo:color="#000000" style:text-position="0% 100%" fo:font-size="12pt" fo:font-style="normal" officeooo:rsid="0082a3bc" officeooo:paragraph-rsid="0082a3bc" style:font-size-asian="12pt" style:font-style-asian="normal" style:font-size-complex="12pt" style:font-style-complex="normal"/>
    </style:style>
    <style:style style:name="P113" style:family="paragraph" style:parent-style-name="Standard">
      <style:text-properties officeooo:rsid="00117a91" officeooo:paragraph-rsid="00117a91"/>
    </style:style>
    <style:style style:name="P114" style:family="paragraph" style:parent-style-name="Standard">
      <style:text-properties officeooo:rsid="00117a91" officeooo:paragraph-rsid="0012b21c"/>
    </style:style>
    <style:style style:name="P115" style:family="paragraph" style:parent-style-name="Standard">
      <style:text-properties officeooo:rsid="0012b21c" officeooo:paragraph-rsid="0012b21c"/>
    </style:style>
    <style:style style:name="P116" style:family="paragraph" style:parent-style-name="Standard">
      <style:text-properties officeooo:rsid="0012b21c" officeooo:paragraph-rsid="001b5eb4"/>
    </style:style>
    <style:style style:name="P117" style:family="paragraph" style:parent-style-name="Standard">
      <style:text-properties officeooo:paragraph-rsid="000ff0f2"/>
    </style:style>
    <style:style style:name="P118" style:family="paragraph" style:parent-style-name="Standard">
      <style:text-properties officeooo:paragraph-rsid="00169804"/>
    </style:style>
    <style:style style:name="P119" style:family="paragraph" style:parent-style-name="Standard">
      <style:text-properties officeooo:rsid="00169804" officeooo:paragraph-rsid="00169804"/>
    </style:style>
    <style:style style:name="P120" style:family="paragraph" style:parent-style-name="Standard">
      <style:text-properties officeooo:paragraph-rsid="00199be6"/>
    </style:style>
    <style:style style:name="P121" style:family="paragraph" style:parent-style-name="Standard">
      <style:text-properties officeooo:rsid="00199be6" officeooo:paragraph-rsid="00199be6"/>
    </style:style>
    <style:style style:name="P122" style:family="paragraph" style:parent-style-name="Standard">
      <style:text-properties officeooo:rsid="00199be6" officeooo:paragraph-rsid="001d5b9e"/>
    </style:style>
    <style:style style:name="P123" style:family="paragraph" style:parent-style-name="Standard">
      <style:text-properties officeooo:paragraph-rsid="001b5eb4"/>
    </style:style>
    <style:style style:name="P124" style:family="paragraph" style:parent-style-name="Standard">
      <style:text-properties officeooo:rsid="001b5eb4" officeooo:paragraph-rsid="001b5eb4"/>
    </style:style>
    <style:style style:name="P125" style:family="paragraph" style:parent-style-name="Standard">
      <style:text-properties officeooo:paragraph-rsid="001bb130"/>
    </style:style>
    <style:style style:name="P126" style:family="paragraph" style:parent-style-name="Standard">
      <style:text-properties officeooo:paragraph-rsid="001d5b9e"/>
    </style:style>
    <style:style style:name="P127" style:family="paragraph" style:parent-style-name="Standard">
      <style:text-properties officeooo:rsid="001d74c4" officeooo:paragraph-rsid="001ef0ce"/>
    </style:style>
    <style:style style:name="P128" style:family="paragraph" style:parent-style-name="Standard">
      <style:text-properties officeooo:rsid="001ef0ce" officeooo:paragraph-rsid="001ef0ce"/>
    </style:style>
    <style:style style:name="P129" style:family="paragraph" style:parent-style-name="Standard">
      <style:text-properties officeooo:paragraph-rsid="0028b8be"/>
    </style:style>
    <style:style style:name="P130" style:family="paragraph" style:parent-style-name="Standard">
      <style:text-properties officeooo:rsid="00174b84" officeooo:paragraph-rsid="0028b8be"/>
    </style:style>
    <style:style style:name="P131" style:family="paragraph" style:parent-style-name="Standard">
      <style:text-properties officeooo:rsid="00174b84" officeooo:paragraph-rsid="0030f5c1"/>
    </style:style>
    <style:style style:name="P132" style:family="paragraph" style:parent-style-name="Standard">
      <style:text-properties fo:font-size="14pt" fo:font-weight="bold" officeooo:rsid="000fbe4d" officeooo:paragraph-rsid="000fbe4d" style:font-size-asian="14pt" style:font-weight-asian="bold" style:font-size-complex="14pt" style:font-weight-complex="bold"/>
    </style:style>
    <style:style style:name="P133" style:family="paragraph" style:parent-style-name="Standard">
      <style:text-properties officeooo:paragraph-rsid="0037c5e0"/>
    </style:style>
    <style:style style:name="P134" style:family="paragraph" style:parent-style-name="Standard">
      <style:text-properties officeooo:paragraph-rsid="003d04a3"/>
    </style:style>
    <style:style style:name="P135" style:family="paragraph" style:parent-style-name="Standard">
      <style:text-properties officeooo:paragraph-rsid="0041f89c"/>
    </style:style>
    <style:style style:name="P136" style:family="paragraph" style:parent-style-name="Standard">
      <style:text-properties officeooo:paragraph-rsid="004c2209"/>
    </style:style>
    <style:style style:name="P137" style:family="paragraph" style:parent-style-name="Standard">
      <style:text-properties officeooo:paragraph-rsid="00587052"/>
    </style:style>
    <style:style style:name="P138" style:family="paragraph" style:parent-style-name="Standard">
      <style:text-properties officeooo:rsid="005df30b" officeooo:paragraph-rsid="005df30b"/>
    </style:style>
    <style:style style:name="P139" style:family="paragraph" style:parent-style-name="Standard">
      <style:text-properties officeooo:paragraph-rsid="00648d75"/>
    </style:style>
    <style:style style:name="P140" style:family="paragraph" style:parent-style-name="Standard">
      <style:text-properties officeooo:paragraph-rsid="00107839"/>
    </style:style>
    <style:style style:name="P141" style:family="paragraph" style:parent-style-name="Standard">
      <style:paragraph-properties fo:line-height="100%"/>
      <style:text-properties officeooo:paragraph-rsid="006157fd"/>
    </style:style>
    <style:style style:name="P142" style:family="paragraph" style:parent-style-name="Standard">
      <style:paragraph-properties fo:line-height="100%"/>
      <style:text-properties officeooo:paragraph-rsid="00676397"/>
    </style:style>
    <style:style style:name="P143" style:family="paragraph" style:parent-style-name="Standard">
      <style:paragraph-properties fo:line-height="100%"/>
      <style:text-properties officeooo:paragraph-rsid="0079a52e"/>
    </style:style>
    <style:style style:name="P144" style:family="paragraph" style:parent-style-name="Standard">
      <style:paragraph-properties fo:line-height="100%"/>
      <style:text-properties officeooo:paragraph-rsid="007bdf53"/>
    </style:style>
    <style:style style:name="P145" style:family="paragraph" style:parent-style-name="Standard">
      <style:paragraph-properties fo:line-height="100%"/>
      <style:text-properties officeooo:paragraph-rsid="007dd587"/>
    </style:style>
    <style:style style:name="P146" style:family="paragraph" style:parent-style-name="Standard">
      <style:paragraph-properties fo:line-height="100%"/>
      <style:text-properties officeooo:paragraph-rsid="0082a3bc"/>
    </style:style>
    <style:style style:name="P147" style:family="paragraph" style:parent-style-name="Standard">
      <style:paragraph-properties fo:line-height="100%"/>
      <style:text-properties officeooo:paragraph-rsid="008866fa"/>
    </style:style>
    <style:style style:name="P148" style:family="paragraph" style:parent-style-name="Standard">
      <style:paragraph-properties fo:line-height="100%"/>
      <style:text-properties officeooo:paragraph-rsid="008ae196"/>
    </style:style>
    <style:style style:name="P149" style:family="paragraph" style:parent-style-name="Standard">
      <style:paragraph-properties fo:line-height="100%"/>
      <style:text-properties officeooo:rsid="0068ac5c" officeooo:paragraph-rsid="0068ac5c"/>
    </style:style>
    <style:style style:name="P150" style:family="paragraph" style:parent-style-name="Standard">
      <style:text-properties officeooo:paragraph-rsid="00732490"/>
    </style:style>
    <style:style style:name="P151" style:family="paragraph" style:parent-style-name="Standard">
      <style:text-properties officeooo:rsid="0076694d" officeooo:paragraph-rsid="0076694d"/>
    </style:style>
    <style:style style:name="P152" style:family="paragraph" style:parent-style-name="Standard">
      <style:text-properties officeooo:paragraph-rsid="007dd587"/>
    </style:style>
    <style:style style:name="P153" style:family="paragraph" style:parent-style-name="Standard">
      <style:text-properties officeooo:paragraph-rsid="008f0592"/>
    </style:style>
    <style:style style:name="P154" style:family="paragraph" style:parent-style-name="Standard">
      <style:text-properties officeooo:rsid="008f0592" officeooo:paragraph-rsid="008f0592"/>
    </style:style>
    <style:style style:name="P155" style:family="paragraph" style:parent-style-name="Standard">
      <style:text-properties officeooo:rsid="0092cf05" officeooo:paragraph-rsid="0092cf05"/>
    </style:style>
    <style:style style:name="P156" style:family="paragraph" style:parent-style-name="Standard">
      <style:text-properties officeooo:rsid="0092cf05" officeooo:paragraph-rsid="0094934a"/>
    </style:style>
    <style:style style:name="P157" style:family="paragraph" style:parent-style-name="Standard">
      <style:text-properties officeooo:rsid="0092cf05" officeooo:paragraph-rsid="009671cd"/>
    </style:style>
    <style:style style:name="P158" style:family="paragraph" style:parent-style-name="Standard">
      <style:text-properties officeooo:paragraph-rsid="0094934a"/>
    </style:style>
    <style:style style:name="P159" style:family="paragraph" style:parent-style-name="Standard">
      <style:text-properties officeooo:paragraph-rsid="009671cd"/>
    </style:style>
    <style:style style:name="P160" style:family="paragraph" style:parent-style-name="Standard">
      <style:paragraph-properties fo:break-before="page"/>
      <style:text-properties fo:font-weight="bold" officeooo:rsid="00333a75" officeooo:paragraph-rsid="00333a75" style:font-weight-asian="bold" style:font-weight-complex="bold"/>
    </style:style>
    <style:style style:name="P161" style:family="paragraph" style:parent-style-name="Standard">
      <style:paragraph-properties fo:break-before="page"/>
      <style:text-properties fo:font-weight="bold" officeooo:rsid="00354704" officeooo:paragraph-rsid="00354704" style:font-weight-asian="bold" style:font-weight-complex="bold"/>
    </style:style>
    <style:style style:name="P162" style:family="paragraph" style:parent-style-name="Standard">
      <style:paragraph-properties fo:break-before="page"/>
      <style:text-properties fo:font-weight="bold" officeooo:paragraph-rsid="00648d75" style:font-weight-asian="bold" style:font-weight-complex="bold"/>
    </style:style>
    <style:style style:name="P163" style:family="paragraph" style:parent-style-name="Standard">
      <style:paragraph-properties fo:break-before="page"/>
      <style:text-properties fo:color="#000000" fo:font-size="12pt" fo:font-style="normal" officeooo:rsid="000eb3ca" officeooo:paragraph-rsid="0037c5e0" style:font-size-asian="12pt" style:font-style-asian="normal" style:font-size-complex="12pt" style:font-style-complex="normal"/>
    </style:style>
    <style:style style:name="P164" style:family="paragraph" style:parent-style-name="Standard">
      <style:paragraph-properties fo:break-before="page"/>
      <style:text-properties fo:color="#000000" fo:font-size="12pt" fo:font-style="normal" officeooo:rsid="000eb3ca" officeooo:paragraph-rsid="0041f89c" style:font-size-asian="12pt" style:font-style-asian="normal" style:font-size-complex="12pt" style:font-style-complex="normal"/>
    </style:style>
    <style:style style:name="P165" style:family="paragraph" style:parent-style-name="Standard">
      <style:paragraph-properties fo:break-before="page"/>
      <style:text-properties fo:color="#000000" fo:font-size="12pt" fo:font-style="normal" officeooo:rsid="000eb3ca" officeooo:paragraph-rsid="004c2209" style:font-size-asian="12pt" style:font-style-asian="normal" style:font-size-complex="12pt" style:font-style-complex="normal"/>
    </style:style>
    <style:style style:name="P166" style:family="paragraph" style:parent-style-name="Standard">
      <style:paragraph-properties fo:break-before="page"/>
      <style:text-properties fo:color="#000000" fo:font-size="12pt" fo:font-style="normal" officeooo:rsid="000eb3ca" officeooo:paragraph-rsid="00587052" style:font-size-asian="12pt" style:font-style-asian="normal" style:font-size-complex="12pt" style:font-style-complex="normal"/>
    </style:style>
    <style:style style:name="P167" style:family="paragraph" style:parent-style-name="Standard">
      <style:paragraph-properties fo:line-height="100%" fo:break-before="page"/>
      <style:text-properties fo:color="#000000" fo:font-size="12pt" fo:font-style="normal" officeooo:rsid="000eb3ca" officeooo:paragraph-rsid="006157fd" style:font-size-asian="12pt" style:font-style-asian="normal" style:font-size-complex="12pt" style:font-style-complex="normal"/>
    </style:style>
    <style:style style:name="P168" style:family="paragraph" style:parent-style-name="Standard">
      <style:paragraph-properties fo:line-height="100%" fo:break-before="page"/>
      <style:text-properties fo:color="#000000" fo:font-size="12pt" fo:font-style="normal" officeooo:rsid="000eb3ca" officeooo:paragraph-rsid="008866fa" style:font-size-asian="12pt" style:font-style-asian="normal" style:font-size-complex="12pt" style:font-style-complex="normal"/>
    </style:style>
    <style:style style:name="P169" style:family="paragraph" style:parent-style-name="Standard">
      <style:paragraph-properties fo:break-before="page"/>
      <style:text-properties officeooo:rsid="000eb3ca" officeooo:paragraph-rsid="00107839"/>
    </style:style>
    <style:style style:name="P170" style:family="paragraph" style:parent-style-name="Standard">
      <style:paragraph-properties fo:break-before="page"/>
      <style:text-properties officeooo:rsid="000eb3ca" officeooo:paragraph-rsid="00117a91"/>
    </style:style>
    <style:style style:name="P171" style:family="paragraph" style:parent-style-name="Standard">
      <style:paragraph-properties fo:break-before="page"/>
      <style:text-properties officeooo:rsid="000eb3ca" officeooo:paragraph-rsid="00169804"/>
    </style:style>
    <style:style style:name="P172" style:family="paragraph" style:parent-style-name="Standard">
      <style:paragraph-properties fo:break-before="page"/>
      <style:text-properties officeooo:rsid="000eb3ca" officeooo:paragraph-rsid="00199be6"/>
    </style:style>
    <style:style style:name="P173" style:family="paragraph" style:parent-style-name="Standard">
      <style:paragraph-properties fo:break-before="page"/>
      <style:text-properties officeooo:rsid="000eb3ca" officeooo:paragraph-rsid="001d5b9e"/>
    </style:style>
    <style:style style:name="P174" style:family="paragraph" style:parent-style-name="Standard">
      <style:paragraph-properties fo:break-before="page"/>
      <style:text-properties officeooo:rsid="000eb3ca" officeooo:paragraph-rsid="001b5eb4"/>
    </style:style>
    <style:style style:name="P175" style:family="paragraph" style:parent-style-name="Standard">
      <style:paragraph-properties fo:line-height="100%" fo:break-before="page"/>
      <style:text-properties officeooo:paragraph-rsid="007dd587"/>
    </style:style>
    <style:style style:name="P176" style:family="paragraph" style:parent-style-name="Standard">
      <style:paragraph-properties fo:break-before="page"/>
      <style:text-properties officeooo:paragraph-rsid="007dd587"/>
    </style:style>
    <style:style style:name="P177" style:family="paragraph" style:parent-style-name="Standard">
      <style:paragraph-properties fo:break-before="page"/>
      <style:text-properties officeooo:paragraph-rsid="008f0592"/>
    </style:style>
    <style:style style:name="P178" style:family="paragraph" style:parent-style-name="Standard">
      <style:paragraph-properties fo:break-before="page"/>
      <style:text-properties officeooo:rsid="0092cf05" officeooo:paragraph-rsid="0092cf05"/>
    </style:style>
    <style:style style:name="P179" style:family="paragraph" style:parent-style-name="Standard">
      <style:paragraph-properties fo:break-before="page"/>
      <style:text-properties officeooo:rsid="0092cf05" officeooo:paragraph-rsid="0094934a"/>
    </style:style>
    <style:style style:name="P180" style:family="paragraph" style:parent-style-name="Text_20_body">
      <style:paragraph-properties fo:line-height="100%"/>
      <style:text-properties officeooo:paragraph-rsid="006157fd"/>
    </style:style>
    <style:style style:name="P181" style:family="paragraph" style:parent-style-name="Text_20_body">
      <style:paragraph-properties fo:line-height="100%"/>
      <style:text-properties officeooo:paragraph-rsid="00676397"/>
    </style:style>
    <style:style style:name="P182" style:family="paragraph" style:parent-style-name="Text_20_body">
      <style:paragraph-properties fo:line-height="100%"/>
      <style:text-properties officeooo:paragraph-rsid="007bdf53"/>
    </style:style>
    <style:style style:name="P183" style:family="paragraph" style:parent-style-name="Text_20_body">
      <style:paragraph-properties fo:line-height="100%"/>
      <style:text-properties officeooo:paragraph-rsid="008866fa"/>
    </style:style>
    <style:style style:name="P184" style:family="paragraph" style:parent-style-name="Text_20_body">
      <style:paragraph-properties fo:line-height="100%"/>
      <style:text-properties officeooo:paragraph-rsid="008f0592"/>
    </style:style>
    <style:style style:name="P185" style:family="paragraph" style:parent-style-name="Text_20_body">
      <style:paragraph-properties fo:line-height="100%"/>
      <style:text-properties officeooo:paragraph-rsid="0094934a"/>
    </style:style>
    <style:style style:name="P186" style:family="paragraph" style:parent-style-name="Text_20_body">
      <style:paragraph-properties fo:line-height="100%"/>
      <style:text-properties officeooo:paragraph-rsid="0096cff1"/>
    </style:style>
    <style:style style:name="P187" style:family="paragraph" style:parent-style-name="Text_20_body">
      <style:text-properties officeooo:rsid="006157fd" officeooo:paragraph-rsid="00648d75"/>
    </style:style>
    <style:style style:name="P188" style:family="paragraph" style:parent-style-name="Text_20_body">
      <style:text-properties officeooo:rsid="006157fd" officeooo:paragraph-rsid="00732490"/>
    </style:style>
    <style:style style:name="P189" style:family="paragraph" style:parent-style-name="Text_20_body">
      <style:paragraph-properties fo:line-height="100%"/>
      <style:text-properties fo:color="#000000" fo:font-size="10pt" fo:font-style="italic" officeooo:rsid="0012b21c" officeooo:paragraph-rsid="0079a52e" style:font-size-asian="10pt" style:font-style-asian="italic" style:font-size-complex="10pt" style:font-style-complex="italic"/>
    </style:style>
    <style:style style:name="P190" style:family="paragraph" style:parent-style-name="Text_20_body">
      <style:paragraph-properties fo:line-height="100%"/>
      <style:text-properties fo:color="#000000" fo:font-size="7pt" fo:font-style="italic" officeooo:rsid="003a7dcf" officeooo:paragraph-rsid="0092cf05" style:font-size-asian="7pt" style:font-style-asian="italic" style:font-size-complex="7pt" style:font-style-complex="italic"/>
    </style:style>
    <style:style style:name="P191" style:family="paragraph" style:parent-style-name="Heading_5f_20_5f_2_5f_unnumbered">
      <style:paragraph-properties fo:margin-top="0cm" fo:margin-bottom="0.21cm" loext:contextual-spacing="false"/>
      <style:text-properties fo:color="#000000" style:font-name="Times New Roman" fo:font-size="11pt" fo:font-style="normal" fo:font-weight="normal" officeooo:rsid="00e6c39a" officeooo:paragraph-rsid="00191e14" style:font-size-asian="11pt" style:font-style-asian="normal" style:font-weight-asian="normal" style:font-size-complex="11pt" style:font-style-complex="normal" style:font-weight-complex="normal"/>
    </style:style>
    <style:style style:name="P192" style:family="paragraph" style:parent-style-name="Standard">
      <style:paragraph-properties fo:break-before="page"/>
      <style:text-properties officeooo:rsid="0092cf05" officeooo:paragraph-rsid="009671cd"/>
    </style:style>
    <style:style style:name="P193" style:family="paragraph" style:parent-style-name="Standard">
      <style:paragraph-properties fo:break-before="page"/>
      <style:text-properties officeooo:paragraph-rsid="009a7ad0"/>
    </style:style>
    <style:style style:name="P194" style:family="paragraph" style:parent-style-name="Standard">
      <style:text-properties officeooo:rsid="0092cf05" officeooo:paragraph-rsid="009671cd"/>
    </style:style>
    <style:style style:name="P195" style:family="paragraph" style:parent-style-name="Standard">
      <style:text-properties officeooo:rsid="009671cd" officeooo:paragraph-rsid="009671cd"/>
    </style:style>
    <style:style style:name="P196" style:family="paragraph" style:parent-style-name="Standard">
      <style:text-properties fo:color="#000000" fo:font-size="10pt" fo:font-style="italic" officeooo:rsid="0092cf05" officeooo:paragraph-rsid="009a7ad0" style:font-size-asian="10pt" style:font-style-asian="italic" style:font-size-complex="10pt" style:font-style-complex="italic"/>
    </style:style>
    <style:style style:name="P197" style:family="paragraph" style:parent-style-name="Text_20_body">
      <style:paragraph-properties fo:line-height="100%"/>
      <style:text-properties fo:color="#000000" fo:font-size="10pt" fo:font-style="italic" officeooo:rsid="0012b21c" officeooo:paragraph-rsid="0096cff1" style:font-size-asian="10pt" style:font-style-asian="italic" style:font-size-complex="10pt" style:font-style-complex="italic"/>
    </style:style>
    <style:style style:name="P198" style:family="paragraph" style:parent-style-name="Text_20_body">
      <style:paragraph-properties fo:line-height="100%"/>
      <style:text-properties fo:color="#000000" fo:font-size="12pt" fo:font-style="normal" officeooo:rsid="0012b21c" officeooo:paragraph-rsid="0096cff1" style:font-size-asian="12pt" style:font-style-asian="normal" style:font-size-complex="12pt" style:font-style-complex="normal"/>
    </style:style>
    <style:style style:name="P199" style:family="paragraph" style:parent-style-name="Text_20_body">
      <style:paragraph-properties fo:line-height="100%"/>
      <style:text-properties fo:color="#000000" fo:font-size="7pt" fo:font-style="italic" officeooo:rsid="0012b21c" officeooo:paragraph-rsid="0096cff1" style:font-size-asian="7pt" style:font-style-asian="italic" style:font-size-complex="7pt" style:font-style-complex="italic"/>
    </style:style>
    <style:style style:name="P200" style:family="paragraph" style:parent-style-name="Text_20_body">
      <style:paragraph-properties fo:line-height="100%"/>
      <style:text-properties officeooo:paragraph-rsid="0096cff1"/>
    </style:style>
    <style:style style:name="P201" style:family="paragraph" style:parent-style-name="Text_20_body">
      <style:paragraph-properties fo:line-height="100%"/>
      <style:text-properties officeooo:paragraph-rsid="009bf40f"/>
    </style:style>
    <style:style style:name="T1" style:family="text">
      <style:text-properties fo:font-variant="normal" fo:text-transform="none" fo:color="#222222" style:font-name="Roboto" fo:font-size="8.39999961853027pt" fo:letter-spacing="normal" fo:font-style="normal" fo:font-weight="normal" officeooo:rsid="000eb3ca"/>
    </style:style>
    <style:style style:name="T2" style:family="text">
      <style:text-properties fo:font-variant="normal" fo:text-transform="none" fo:color="#222222" style:font-name="Roboto" fo:font-size="8.39999961853027pt" fo:letter-spacing="normal" fo:font-style="normal" fo:font-weight="normal" officeooo:rsid="000ff0f2"/>
    </style:style>
    <style:style style:name="T3" style:family="text">
      <style:text-properties fo:font-variant="normal" fo:text-transform="none" fo:color="#222222" style:font-name="Roboto" fo:font-size="8.39999961853027pt" fo:letter-spacing="normal" fo:font-style="normal" fo:font-weight="normal" officeooo:rsid="00107839"/>
    </style:style>
    <style:style style:name="T4" style:family="text">
      <style:text-properties fo:font-variant="normal" fo:text-transform="none" fo:color="#222222" style:font-name="Roboto" fo:font-size="8.39999961853027pt" fo:letter-spacing="normal" fo:font-style="normal" fo:font-weight="normal" officeooo:rsid="00648d75"/>
    </style:style>
    <style:style style:name="T5" style:family="text">
      <style:text-properties fo:font-variant="normal" fo:text-transform="none" fo:color="#222222" style:font-name="Roboto" fo:font-size="8.39999961853027pt" fo:letter-spacing="normal" fo:font-style="normal" fo:font-weight="normal" officeooo:rsid="0076694d"/>
    </style:style>
    <style:style style:name="T6" style:family="text">
      <style:text-properties fo:font-variant="normal" fo:text-transform="none" fo:color="#222222" style:font-name="Roboto" fo:font-size="8.39999961853027pt" fo:letter-spacing="normal" fo:font-style="normal" style:text-underline-style="none" fo:font-weight="normal" officeooo:rsid="000eb3ca"/>
    </style:style>
    <style:style style:name="T7" style:family="text">
      <style:text-properties fo:font-variant="normal" fo:text-transform="none" fo:color="#222222" style:font-name="Roboto" fo:font-size="8.39999961853027pt" fo:letter-spacing="normal" fo:font-style="normal" style:text-underline-style="none" fo:font-weight="normal" officeooo:rsid="000ff0f2"/>
    </style:style>
    <style:style style:name="T8" style:family="text">
      <style:text-properties officeooo:rsid="00107839"/>
    </style:style>
    <style:style style:name="T9" style:family="text">
      <style:text-properties officeooo:rsid="00117a91"/>
    </style:style>
    <style:style style:name="T10" style:family="text">
      <style:text-properties officeooo:rsid="0012b21c"/>
    </style:style>
    <style:style style:name="T11" style:family="text">
      <style:text-properties officeooo:rsid="00169804"/>
    </style:style>
    <style:style style:name="T12" style:family="text">
      <style:text-properties fo:font-style="italic" officeooo:rsid="00169804" style:font-style-asian="italic" style:font-style-complex="italic"/>
    </style:style>
    <style:style style:name="T13" style:family="text">
      <style:text-properties fo:font-style="italic" officeooo:rsid="0092cf05" style:font-style-asian="italic" style:font-style-complex="italic"/>
    </style:style>
    <style:style style:name="T14" style:family="text">
      <style:text-properties fo:font-style="italic" officeooo:rsid="0094934a" style:font-style-asian="italic" style:font-style-complex="italic"/>
    </style:style>
    <style:style style:name="T15" style:family="text">
      <style:text-properties officeooo:rsid="001af68e"/>
    </style:style>
    <style:style style:name="T16" style:family="text">
      <style:text-properties officeooo:rsid="001b5eb4"/>
    </style:style>
    <style:style style:name="T17" style:family="text">
      <style:text-properties officeooo:rsid="001bb130"/>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fo:color="#000000" fo:font-size="10pt" fo:font-style="italic" officeooo:rsid="001bb130" style:font-size-asian="10pt" style:font-style-asian="italic" style:font-size-complex="10pt" style:font-style-complex="italic"/>
    </style:style>
    <style:style style:name="T20" style:family="text">
      <style:text-properties fo:color="#000000" fo:font-size="10pt" fo:font-style="italic" officeooo:rsid="0012b21c" style:font-size-asian="10pt" style:font-style-asian="italic" style:font-size-complex="10pt" style:font-style-complex="italic"/>
    </style:style>
    <style:style style:name="T21" style:family="text">
      <style:text-properties fo:color="#000000" fo:font-size="10pt" fo:font-style="italic" officeooo:rsid="00169804" style:font-size-asian="10pt" style:font-style-asian="italic" style:font-size-complex="10pt" style:font-style-complex="italic"/>
    </style:style>
    <style:style style:name="T22" style:family="text">
      <style:text-properties fo:color="#000000" fo:font-size="10pt" fo:font-style="italic" officeooo:rsid="005a8a09" style:font-size-asian="10pt" style:font-style-asian="italic" style:font-size-complex="10pt" style:font-style-complex="italic"/>
    </style:style>
    <style:style style:name="T23" style:family="text">
      <style:text-properties fo:color="#000000" fo:font-size="10pt" fo:font-style="italic" officeooo:rsid="005f6981" style:font-size-asian="10pt" style:font-style-asian="italic" style:font-size-complex="10pt" style:font-style-complex="italic"/>
    </style:style>
    <style:style style:name="T24" style:family="text">
      <style:text-properties fo:color="#000000" fo:font-size="10pt" fo:font-style="italic" officeooo:rsid="006157fd" style:font-size-asian="10pt" style:font-style-asian="italic" style:font-size-complex="10pt" style:font-style-complex="italic"/>
    </style:style>
    <style:style style:name="T25" style:family="text">
      <style:text-properties fo:color="#000000" fo:font-size="10pt" fo:font-style="italic" officeooo:rsid="0062da27" style:font-size-asian="10pt" style:font-style-asian="italic" style:font-size-complex="10pt" style:font-style-complex="italic"/>
    </style:style>
    <style:style style:name="T26" style:family="text">
      <style:text-properties fo:color="#000000" fo:font-size="10pt" fo:font-style="italic" officeooo:rsid="00648d75" style:font-size-asian="10pt" style:font-style-asian="italic" style:font-size-complex="10pt" style:font-style-complex="italic"/>
    </style:style>
    <style:style style:name="T27" style:family="text">
      <style:text-properties fo:color="#000000" fo:font-size="10pt" fo:font-style="italic" officeooo:rsid="0069d8c3" style:font-size-asian="10pt" style:font-style-asian="italic" style:font-size-complex="10pt" style:font-style-complex="italic"/>
    </style:style>
    <style:style style:name="T28" style:family="text">
      <style:text-properties fo:color="#000000" fo:font-size="10pt" fo:font-style="italic" officeooo:rsid="006ca01a" style:font-size-asian="10pt" style:font-style-asian="italic" style:font-size-complex="10pt" style:font-style-complex="italic"/>
    </style:style>
    <style:style style:name="T29" style:family="text">
      <style:text-properties fo:color="#000000" fo:font-size="10pt" fo:font-style="italic" officeooo:rsid="006ca9af" style:font-size-asian="10pt" style:font-style-asian="italic" style:font-size-complex="10pt" style:font-style-complex="italic"/>
    </style:style>
    <style:style style:name="T30" style:family="text">
      <style:text-properties fo:color="#000000" fo:font-size="10pt" fo:font-style="italic" officeooo:rsid="007cfad9" style:font-size-asian="10pt" style:font-style-asian="italic" style:font-size-complex="10pt" style:font-style-complex="italic"/>
    </style:style>
    <style:style style:name="T31" style:family="text">
      <style:text-properties fo:color="#000000" fo:font-size="10pt" fo:font-style="italic" officeooo:rsid="008b635b" style:font-size-asian="10pt" style:font-style-asian="italic" style:font-size-complex="10pt" style:font-style-complex="italic"/>
    </style:style>
    <style:style style:name="T32" style:family="text">
      <style:text-properties fo:color="#000000" fo:font-size="10pt" fo:font-style="italic" officeooo:rsid="008f0592" style:font-size-asian="10pt" style:font-style-asian="italic" style:font-size-complex="10pt" style:font-style-complex="italic"/>
    </style:style>
    <style:style style:name="T33" style:family="text">
      <style:text-properties fo:color="#000000" fo:font-size="10pt" fo:font-style="italic" officeooo:rsid="0091e158" style:font-size-asian="10pt" style:font-style-asian="italic" style:font-size-complex="10pt" style:font-style-complex="italic"/>
    </style:style>
    <style:style style:name="T34" style:family="text">
      <style:text-properties fo:color="#000000" fo:font-size="10pt" fo:font-style="italic" officeooo:rsid="0094934a" style:font-size-asian="10pt" style:font-style-asian="italic" style:font-size-complex="10pt" style:font-style-complex="italic"/>
    </style:style>
    <style:style style:name="T35" style:family="text">
      <style:text-properties fo:color="#000000" fo:font-size="10pt" fo:font-style="italic" officeooo:rsid="009334cc" style:font-size-asian="10pt" style:font-style-asian="italic" style:font-size-complex="10pt" style:font-style-complex="italic"/>
    </style:style>
    <style:style style:name="T36" style:family="text">
      <style:text-properties fo:color="#000000" fo:font-size="10pt" fo:font-style="italic" officeooo:rsid="0096cff1" style:font-size-asian="10pt" style:font-style-asian="italic" style:font-size-complex="10pt" style:font-style-complex="italic"/>
    </style:style>
    <style:style style:name="T37" style:family="text">
      <style:text-properties fo:color="#000000" fo:font-size="10pt" fo:font-style="italic" officeooo:rsid="009bf40f" style:font-size-asian="10pt" style:font-style-asian="italic" style:font-size-complex="10pt" style:font-style-complex="italic"/>
    </style:style>
    <style:style style:name="T38" style:family="text">
      <style:text-properties fo:color="#000000" fo:font-size="10pt" fo:language="cs" fo:country="CZ" fo:font-style="italic" officeooo:rsid="0012b21c" style:font-size-asian="10pt" style:font-style-asian="italic" style:font-size-complex="10pt" style:font-style-complex="italic"/>
    </style:style>
    <style:style style:name="T39" style:family="text">
      <style:text-properties fo:color="#000000" fo:font-size="12pt" fo:font-style="normal" style:font-size-asian="12pt" style:font-style-asian="normal" style:font-size-complex="12pt" style:font-style-complex="normal"/>
    </style:style>
    <style:style style:name="T40" style:family="text">
      <style:text-properties fo:color="#000000" fo:font-size="12pt" fo:font-style="normal" officeooo:rsid="00382a36" style:font-size-asian="12pt" style:font-style-asian="normal" style:font-size-complex="12pt" style:font-style-complex="normal"/>
    </style:style>
    <style:style style:name="T41" style:family="text">
      <style:text-properties fo:color="#000000" fo:font-size="12pt" fo:font-style="normal" officeooo:rsid="0038df95" style:font-size-asian="12pt" style:font-style-asian="normal" style:font-size-complex="12pt" style:font-style-complex="normal"/>
    </style:style>
    <style:style style:name="T42" style:family="text">
      <style:text-properties fo:color="#000000" fo:font-size="12pt" fo:font-style="normal" officeooo:rsid="003adc1f" style:font-size-asian="12pt" style:font-style-asian="normal" style:font-size-complex="12pt" style:font-style-complex="normal"/>
    </style:style>
    <style:style style:name="T43" style:family="text">
      <style:text-properties fo:color="#000000" fo:font-size="12pt" fo:font-style="normal" officeooo:rsid="003d04a3" style:font-size-asian="12pt" style:font-style-asian="normal" style:font-size-complex="12pt" style:font-style-complex="normal"/>
    </style:style>
    <style:style style:name="T44" style:family="text">
      <style:text-properties fo:color="#000000" fo:font-size="12pt" fo:font-style="normal" officeooo:rsid="0036e8f9" style:font-size-asian="12pt" style:font-style-asian="normal" style:font-size-complex="12pt" style:font-style-complex="normal"/>
    </style:style>
    <style:style style:name="T45" style:family="text">
      <style:text-properties fo:color="#000000" fo:font-size="12pt" fo:font-style="normal" officeooo:rsid="003e7f1a" style:font-size-asian="12pt" style:font-style-asian="normal" style:font-size-complex="12pt" style:font-style-complex="normal"/>
    </style:style>
    <style:style style:name="T46" style:family="text">
      <style:text-properties fo:color="#000000" fo:font-size="12pt" fo:font-style="normal" officeooo:rsid="0041f89c" style:font-size-asian="12pt" style:font-style-asian="normal" style:font-size-complex="12pt" style:font-style-complex="normal"/>
    </style:style>
    <style:style style:name="T47" style:family="text">
      <style:text-properties fo:color="#000000" fo:font-size="12pt" fo:font-style="normal" officeooo:rsid="004c2209" style:font-size-asian="12pt" style:font-style-asian="normal" style:font-size-complex="12pt" style:font-style-complex="normal"/>
    </style:style>
    <style:style style:name="T48" style:family="text">
      <style:text-properties fo:color="#000000" fo:font-size="12pt" fo:font-style="normal" officeooo:rsid="00587052" style:font-size-asian="12pt" style:font-style-asian="normal" style:font-size-complex="12pt" style:font-style-complex="normal"/>
    </style:style>
    <style:style style:name="T49" style:family="text">
      <style:text-properties fo:color="#000000" fo:font-size="12pt" fo:font-style="normal" officeooo:rsid="004db5a5" style:font-size-asian="12pt" style:font-style-asian="normal" style:font-size-complex="12pt" style:font-style-complex="normal"/>
    </style:style>
    <style:style style:name="T50" style:family="text">
      <style:text-properties fo:color="#000000" fo:font-size="12pt" fo:font-style="normal" officeooo:rsid="005f6981" style:font-size-asian="12pt" style:font-style-asian="normal" style:font-size-complex="12pt" style:font-style-complex="normal"/>
    </style:style>
    <style:style style:name="T51" style:family="text">
      <style:text-properties fo:color="#000000" fo:font-size="12pt" fo:font-style="normal" officeooo:rsid="0060bc7c" style:font-size-asian="12pt" style:font-style-asian="normal" style:font-size-complex="12pt" style:font-style-complex="normal"/>
    </style:style>
    <style:style style:name="T52" style:family="text">
      <style:text-properties fo:color="#000000" fo:font-size="12pt" fo:font-style="normal" officeooo:rsid="000eb3ca" style:font-size-asian="12pt" style:font-style-asian="normal" style:font-size-complex="12pt" style:font-style-complex="normal"/>
    </style:style>
    <style:style style:name="T53" style:family="text">
      <style:text-properties fo:color="#000000" fo:font-size="12pt" fo:font-style="normal" officeooo:rsid="0062da27" style:font-size-asian="12pt" style:font-style-asian="normal" style:font-size-complex="12pt" style:font-style-complex="normal"/>
    </style:style>
    <style:style style:name="T54" style:family="text">
      <style:text-properties fo:color="#000000" fo:font-size="12pt" fo:font-style="normal" officeooo:rsid="00648d75" style:font-size-asian="12pt" style:font-style-asian="normal" style:font-size-complex="12pt" style:font-style-complex="normal"/>
    </style:style>
    <style:style style:name="T55" style:family="text">
      <style:text-properties fo:color="#000000" fo:font-size="12pt" fo:font-style="normal" officeooo:rsid="0066a62f" style:font-size-asian="12pt" style:font-style-asian="normal" style:font-size-complex="12pt" style:font-style-complex="normal"/>
    </style:style>
    <style:style style:name="T56" style:family="text">
      <style:text-properties fo:color="#000000" fo:font-size="12pt" fo:font-style="normal" officeooo:rsid="001b5eb4" style:font-size-asian="12pt" style:font-style-asian="normal" style:font-size-complex="12pt" style:font-style-complex="normal"/>
    </style:style>
    <style:style style:name="T57" style:family="text">
      <style:text-properties fo:color="#000000" fo:font-size="12pt" fo:font-style="normal" officeooo:rsid="00676397" style:font-size-asian="12pt" style:font-style-asian="normal" style:font-size-complex="12pt" style:font-style-complex="normal"/>
    </style:style>
    <style:style style:name="T58" style:family="text">
      <style:text-properties fo:color="#000000" fo:font-size="12pt" fo:font-style="normal" officeooo:rsid="0068ac5c" style:font-size-asian="12pt" style:font-style-asian="normal" style:font-size-complex="12pt" style:font-style-complex="normal"/>
    </style:style>
    <style:style style:name="T59" style:family="text">
      <style:text-properties fo:color="#000000" fo:font-size="12pt" fo:font-style="normal" officeooo:rsid="0069d8c3" style:font-size-asian="12pt" style:font-style-asian="normal" style:font-size-complex="12pt" style:font-style-complex="normal"/>
    </style:style>
    <style:style style:name="T60" style:family="text">
      <style:text-properties fo:color="#000000" fo:font-size="12pt" fo:font-style="normal" officeooo:rsid="006ca01a" style:font-size-asian="12pt" style:font-style-asian="normal" style:font-size-complex="12pt" style:font-style-complex="normal"/>
    </style:style>
    <style:style style:name="T61" style:family="text">
      <style:text-properties fo:color="#000000" fo:font-size="12pt" fo:font-style="normal" officeooo:rsid="006ca9af" style:font-size-asian="12pt" style:font-style-asian="normal" style:font-size-complex="12pt" style:font-style-complex="normal"/>
    </style:style>
    <style:style style:name="T62" style:family="text">
      <style:text-properties fo:color="#000000" fo:font-size="12pt" fo:font-style="normal" officeooo:rsid="006da98c" style:font-size-asian="12pt" style:font-style-asian="normal" style:font-size-complex="12pt" style:font-style-complex="normal"/>
    </style:style>
    <style:style style:name="T63" style:family="text">
      <style:text-properties fo:color="#000000" fo:font-size="12pt" fo:font-style="normal" officeooo:rsid="006de572" style:font-size-asian="12pt" style:font-style-asian="normal" style:font-size-complex="12pt" style:font-style-complex="normal"/>
    </style:style>
    <style:style style:name="T64" style:family="text">
      <style:text-properties fo:color="#000000" fo:font-size="12pt" fo:font-style="normal" officeooo:rsid="0076694d" style:font-size-asian="12pt" style:font-style-asian="normal" style:font-size-complex="12pt" style:font-style-complex="normal"/>
    </style:style>
    <style:style style:name="T65" style:family="text">
      <style:text-properties fo:color="#000000" fo:font-size="12pt" fo:font-style="normal" officeooo:rsid="0079a52e" style:font-size-asian="12pt" style:font-style-asian="normal" style:font-size-complex="12pt" style:font-style-complex="normal"/>
    </style:style>
    <style:style style:name="T66" style:family="text">
      <style:text-properties fo:color="#000000" fo:font-size="12pt" fo:font-style="normal" officeooo:rsid="007bdf53" style:font-size-asian="12pt" style:font-style-asian="normal" style:font-size-complex="12pt" style:font-style-complex="normal"/>
    </style:style>
    <style:style style:name="T67" style:family="text">
      <style:text-properties fo:color="#000000" fo:font-size="12pt" fo:font-style="normal" officeooo:rsid="007cfad9" style:font-size-asian="12pt" style:font-style-asian="normal" style:font-size-complex="12pt" style:font-style-complex="normal"/>
    </style:style>
    <style:style style:name="T68" style:family="text">
      <style:text-properties fo:color="#000000" fo:font-size="12pt" fo:font-style="normal" officeooo:rsid="007dd587" style:font-size-asian="12pt" style:font-style-asian="normal" style:font-size-complex="12pt" style:font-style-complex="normal"/>
    </style:style>
    <style:style style:name="T69" style:family="text">
      <style:text-properties fo:color="#000000" fo:font-size="12pt" fo:font-style="normal" officeooo:rsid="007fce4b" style:font-size-asian="12pt" style:font-style-asian="normal" style:font-size-complex="12pt" style:font-style-complex="normal"/>
    </style:style>
    <style:style style:name="T70" style:family="text">
      <style:text-properties fo:color="#000000" fo:font-size="12pt" fo:font-style="normal" officeooo:rsid="0080fb2d" style:font-size-asian="12pt" style:font-style-asian="normal" style:font-size-complex="12pt" style:font-style-complex="normal"/>
    </style:style>
    <style:style style:name="T71" style:family="text">
      <style:text-properties fo:color="#000000" fo:font-size="12pt" fo:font-style="normal" officeooo:rsid="0082a3bc" style:font-size-asian="12pt" style:font-style-asian="normal" style:font-size-complex="12pt" style:font-style-complex="normal"/>
    </style:style>
    <style:style style:name="T72" style:family="text">
      <style:text-properties fo:color="#000000" fo:font-size="12pt" fo:font-style="normal" officeooo:rsid="00854f30" style:font-size-asian="12pt" style:font-style-asian="normal" style:font-size-complex="12pt" style:font-style-complex="normal"/>
    </style:style>
    <style:style style:name="T73" style:family="text">
      <style:text-properties fo:color="#000000" fo:font-size="12pt" fo:font-style="normal" officeooo:rsid="00866fc6" style:font-size-asian="12pt" style:font-style-asian="normal" style:font-size-complex="12pt" style:font-style-complex="normal"/>
    </style:style>
    <style:style style:name="T74" style:family="text">
      <style:text-properties fo:color="#000000" fo:font-size="12pt" fo:font-style="normal" officeooo:rsid="008866fa" style:font-size-asian="12pt" style:font-style-asian="normal" style:font-size-complex="12pt" style:font-style-complex="normal"/>
    </style:style>
    <style:style style:name="T75" style:family="text">
      <style:text-properties fo:color="#000000" fo:font-size="12pt" fo:font-style="normal" officeooo:rsid="008ae196" style:font-size-asian="12pt" style:font-style-asian="normal" style:font-size-complex="12pt" style:font-style-complex="normal"/>
    </style:style>
    <style:style style:name="T76" style:family="text">
      <style:text-properties fo:color="#000000" fo:font-size="12pt" fo:font-style="normal" officeooo:rsid="008b635b" style:font-size-asian="12pt" style:font-style-asian="normal" style:font-size-complex="12pt" style:font-style-complex="normal"/>
    </style:style>
    <style:style style:name="T77" style:family="text">
      <style:text-properties fo:color="#000000" fo:font-size="12pt" fo:font-style="normal" officeooo:rsid="008d97f1" style:font-size-asian="12pt" style:font-style-asian="normal" style:font-size-complex="12pt" style:font-style-complex="normal"/>
    </style:style>
    <style:style style:name="T78" style:family="text">
      <style:text-properties fo:color="#000000" fo:font-size="12pt" fo:font-style="normal" officeooo:rsid="008f0592" style:font-size-asian="12pt" style:font-style-asian="normal" style:font-size-complex="12pt" style:font-style-complex="normal"/>
    </style:style>
    <style:style style:name="T79" style:family="text">
      <style:text-properties fo:color="#000000" fo:font-size="12pt" fo:font-style="normal" officeooo:rsid="0012b21c" style:font-size-asian="12pt" style:font-style-asian="normal" style:font-size-complex="12pt" style:font-style-complex="normal"/>
    </style:style>
    <style:style style:name="T80" style:family="text">
      <style:text-properties fo:color="#000000" fo:font-size="12pt" fo:font-style="normal" officeooo:rsid="0090878d" style:font-size-asian="12pt" style:font-style-asian="normal" style:font-size-complex="12pt" style:font-style-complex="normal"/>
    </style:style>
    <style:style style:name="T81" style:family="text">
      <style:text-properties fo:color="#000000" fo:font-size="12pt" fo:font-style="normal" officeooo:rsid="0096cff1" style:font-size-asian="12pt" style:font-style-asian="normal" style:font-size-complex="12pt" style:font-style-complex="normal"/>
    </style:style>
    <style:style style:name="T82" style:family="text">
      <style:text-properties fo:color="#000000" fo:font-size="12pt" fo:font-style="normal" officeooo:rsid="009a7ad0" style:font-size-asian="12pt" style:font-style-asian="normal" style:font-size-complex="12pt" style:font-style-complex="normal"/>
    </style:style>
    <style:style style:name="T83" style:family="text">
      <style:text-properties fo:color="#000000" fo:font-size="12pt" fo:font-style="normal" officeooo:rsid="009bf40f" style:font-size-asian="12pt" style:font-style-asian="normal" style:font-size-complex="12pt" style:font-style-complex="normal"/>
    </style:style>
    <style:style style:name="T84" style:family="text">
      <style:text-properties fo:color="#000000" fo:font-size="12pt" fo:font-style="normal" fo:font-weight="normal" officeooo:rsid="00676397" style:font-size-asian="12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officeooo:rsid="00648d75" style:font-size-asian="12pt" style:font-style-asian="normal" style:font-size-complex="12pt" style:font-style-complex="normal"/>
    </style:style>
    <style:style style:name="T86" style:family="text">
      <style:text-properties fo:color="#000000" style:font-name="Liberation Serif" fo:font-size="12pt" fo:font-style="normal" officeooo:rsid="0066a62f" style:font-size-asian="12pt" style:font-style-asian="normal" style:font-size-complex="12pt" style:font-style-complex="normal"/>
    </style:style>
    <style:style style:name="T87" style:family="text">
      <style:text-properties fo:color="#000000" style:text-position="super 58%" style:font-name="Liberation Serif1" fo:font-size="12pt" fo:font-style="normal" officeooo:rsid="00648d75" style:font-size-asian="12pt" style:font-style-asian="normal" style:font-size-complex="12pt" style:font-style-complex="normal"/>
    </style:style>
    <style:style style:name="T88" style:family="text">
      <style:text-properties fo:color="#000000" style:text-position="super 58%" fo:font-size="12pt" fo:font-style="normal" officeooo:rsid="0080fb2d" style:font-size-asian="12pt" style:font-style-asian="normal" style:font-size-complex="12pt" style:font-style-complex="normal"/>
    </style:style>
    <style:style style:name="T89" style:family="text">
      <style:text-properties fo:color="#000000" style:text-position="super 58%" fo:font-size="12pt" fo:font-style="normal" officeooo:rsid="008866fa" style:font-size-asian="12pt" style:font-style-asian="normal" style:font-size-complex="12pt" style:font-style-complex="normal"/>
    </style:style>
    <style:style style:name="T90" style:family="text">
      <style:text-properties fo:color="#000000" style:text-position="0% 100%" fo:font-size="12pt" fo:font-style="normal" officeooo:rsid="007bdf53" style:font-size-asian="12pt" style:font-style-asian="normal" style:font-size-complex="12pt" style:font-style-complex="normal"/>
    </style:style>
    <style:style style:name="T91" style:family="text">
      <style:text-properties fo:color="#000000" style:text-position="0% 100%" fo:font-size="12pt" fo:font-style="normal" officeooo:rsid="0080fb2d" style:font-size-asian="12pt" style:font-style-asian="normal" style:font-size-complex="12pt" style:font-style-complex="normal"/>
    </style:style>
    <style:style style:name="T92" style:family="text">
      <style:text-properties fo:color="#000000" style:text-position="0% 100%" fo:font-size="12pt" fo:font-style="normal" officeooo:rsid="0082a3bc" style:font-size-asian="12pt" style:font-style-asian="normal" style:font-size-complex="12pt" style:font-style-complex="normal"/>
    </style:style>
    <style:style style:name="T93" style:family="text">
      <style:text-properties fo:color="#000000" style:text-position="0% 100%" fo:font-size="12pt" fo:font-style="normal" officeooo:rsid="008866fa" style:font-size-asian="12pt" style:font-style-asian="normal" style:font-size-complex="12pt" style:font-style-complex="normal"/>
    </style:style>
    <style:style style:name="T94" style:family="text">
      <style:text-properties fo:color="#000000" style:text-position="0% 100%" fo:font-size="12pt" fo:font-style="normal" officeooo:rsid="008ae196" style:font-size-asian="12pt" style:font-style-asian="normal" style:font-size-complex="12pt" style:font-style-complex="normal"/>
    </style:style>
    <style:style style:name="T95" style:family="text">
      <style:text-properties fo:color="#000000" style:text-position="0% 100%" fo:font-size="12pt" fo:font-style="normal" officeooo:rsid="008b635b" style:font-size-asian="12pt" style:font-style-asian="normal" style:font-size-complex="12pt" style:font-style-complex="normal"/>
    </style:style>
    <style:style style:name="T96" style:family="text">
      <style:text-properties fo:color="#000000" fo:font-size="7pt" fo:font-style="italic" officeooo:rsid="0096cff1" style:font-size-asian="7pt" style:font-style-asian="italic" style:font-size-complex="7pt" style:font-style-complex="italic"/>
    </style:style>
    <style:style style:name="T97" style:family="text">
      <style:text-properties fo:color="#000000" fo:font-size="7pt" fo:font-style="italic" officeooo:rsid="003a7dcf" style:font-size-asian="7pt" style:font-style-asian="italic" style:font-size-complex="7pt" style:font-style-complex="italic"/>
    </style:style>
    <style:style style:name="T98" style:family="text">
      <style:text-properties fo:color="#000000" fo:font-size="7pt" fo:font-style="italic" officeooo:rsid="0091e158" style:font-size-asian="7pt" style:font-style-asian="italic" style:font-size-complex="7pt" style:font-style-complex="italic"/>
    </style:style>
    <style:style style:name="T99" style:family="text">
      <style:text-properties fo:color="#000000" fo:font-size="7pt" fo:font-style="italic" officeooo:rsid="0094934a" style:font-size-asian="7pt" style:font-style-asian="italic" style:font-size-complex="7pt" style:font-style-complex="italic"/>
    </style:style>
    <style:style style:name="T100" style:family="text">
      <style:text-properties officeooo:rsid="001d5b9e"/>
    </style:style>
    <style:style style:name="T101" style:family="text">
      <style:text-properties officeooo:rsid="001ef0ce"/>
    </style:style>
    <style:style style:name="T102" style:family="text">
      <style:text-properties officeooo:rsid="0020eac3"/>
    </style:style>
    <style:style style:name="T103" style:family="text">
      <style:text-properties officeooo:rsid="001879ec"/>
    </style:style>
    <style:style style:name="T104" style:family="text">
      <style:text-properties officeooo:rsid="002a21f9"/>
    </style:style>
    <style:style style:name="T105" style:family="text">
      <style:text-properties officeooo:rsid="002b6f3c"/>
    </style:style>
    <style:style style:name="T106" style:family="text">
      <style:text-properties officeooo:rsid="002dd7dc"/>
    </style:style>
    <style:style style:name="T107" style:family="text">
      <style:text-properties officeooo:rsid="0038795f"/>
    </style:style>
    <style:style style:name="T108" style:family="text">
      <style:text-properties officeooo:rsid="0037cd49"/>
    </style:style>
    <style:style style:name="T109" style:family="text">
      <style:text-properties officeooo:rsid="003a7dcf"/>
    </style:style>
    <style:style style:name="T110" style:family="text">
      <style:text-properties fo:font-size="7pt" style:font-size-asian="7pt" style:font-size-complex="7pt"/>
    </style:style>
    <style:style style:name="T111" style:family="text">
      <style:text-properties fo:font-size="7pt" officeooo:rsid="0037cd49" style:font-size-asian="7pt" style:font-size-complex="7pt"/>
    </style:style>
    <style:style style:name="T112" style:family="text">
      <style:text-properties fo:font-size="7pt" officeooo:rsid="003a7dcf" style:font-size-asian="7pt" style:font-size-complex="7pt"/>
    </style:style>
    <style:style style:name="T113" style:family="text">
      <style:text-properties officeooo:rsid="0037c5e0"/>
    </style:style>
    <style:style style:name="T114" style:family="text">
      <style:text-properties officeooo:rsid="003c5e77"/>
    </style:style>
    <style:style style:name="T115" style:family="text">
      <style:text-properties officeooo:rsid="0041f89c"/>
    </style:style>
    <style:style style:name="T116" style:family="text">
      <style:text-properties officeooo:rsid="004600d9"/>
    </style:style>
    <style:style style:name="T117" style:family="text">
      <style:text-properties officeooo:rsid="004c2209"/>
    </style:style>
    <style:style style:name="T118" style:family="text">
      <style:text-properties officeooo:rsid="004ee334"/>
    </style:style>
    <style:style style:name="T119" style:family="text">
      <style:text-properties officeooo:rsid="00587052"/>
    </style:style>
    <style:style style:name="T120" style:family="text">
      <style:text-properties officeooo:rsid="007dd587"/>
    </style:style>
    <style:style style:name="T121" style:family="text">
      <style:text-properties officeooo:rsid="008458f4"/>
    </style:style>
    <style:style style:name="T122" style:family="text">
      <style:text-properties officeooo:rsid="008866fa"/>
    </style:style>
    <style:style style:name="T123" style:family="text">
      <style:text-properties officeooo:rsid="008d390a"/>
    </style:style>
    <style:style style:name="T124" style:family="text">
      <style:text-properties officeooo:rsid="0091e158"/>
    </style:style>
    <style:style style:name="T125" style:family="text">
      <style:text-properties fo:font-size="10pt" officeooo:rsid="0012b21c" style:font-size-asian="10pt" style:font-size-complex="10pt"/>
    </style:style>
    <style:style style:name="T126" style:family="text">
      <style:text-properties fo:font-size="10pt" officeooo:rsid="0091e158" style:font-size-asian="10pt" style:font-size-complex="10pt"/>
    </style:style>
    <style:style style:name="T127" style:family="text">
      <style:text-properties fo:font-size="10pt" officeooo:rsid="00169804" style:font-size-asian="10pt" style:font-size-complex="10pt"/>
    </style:style>
    <style:style style:name="T128" style:family="text">
      <style:text-properties fo:font-size="10pt" officeooo:rsid="009334cc" style:font-size-asian="10pt" style:font-size-complex="10pt"/>
    </style:style>
    <style:style style:name="T129" style:family="text">
      <style:text-properties officeooo:rsid="0094934a"/>
    </style:style>
    <style:style style:name="T130" style:family="text">
      <style:text-properties officeooo:rsid="0092cf05"/>
    </style:style>
    <style:style style:name="T131" style:family="text">
      <style:text-properties fo:font-style="normal" officeooo:rsid="0094934a" style:font-style-asian="normal" style:font-style-complex="normal"/>
    </style:style>
    <style:style style:name="T132" style:family="text">
      <style:text-properties style:font-name="Liberation Serif1" officeooo:rsid="0092cf05"/>
    </style:style>
    <style:style style:name="T133" style:family="text">
      <style:text-properties style:font-name="Liberation Serif" officeooo:rsid="0092cf05"/>
    </style:style>
    <style:style style:name="T134" style:family="text">
      <style:text-properties officeooo:rsid="009bf4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Distribuční centrum Někdeníku Monte Karlos</text:p>
      <text:p text:style-name="P2"/>
      <text:p text:style-name="P2">Seznam <text:span text:style-name="T114">odběratelů</text:span>:</text:p>
      <text:p text:style-name="P11">daniel.klvana@email.cz,</text:p>
      <text:p text:style-name="P11">jana.klvanova@email.cz,</text:p>
      <text:p text:style-name="P13">radekkl66@seznam.cz,</text:p>
      <text:p text:style-name="P117"><text:span text:style-name="T2">gabriela.vs@seznam.c</text:span><text:span text:style-name="T5">z</text:span><text:span text:style-name="T2">,</text:span></text:p>
      <text:p text:style-name="P12">jsaroch@email.cz,</text:p>
      <text:p text:style-name="P12"/>
      <text:p text:style-name="P15"><text:span text:style-name="T1"><text:line-break/>klvana.marekk@gmail.com,<text:line-break/></text:span><text:span text:style-name="T6">martan10000@gmail.co</text:span><text:span text:style-name="T7">m,</text:span></text:p>
      <text:p text:style-name="P12">rosenwald.private@gmail.com,</text:p>
      <text:p text:style-name="P140"><text:span text:style-name="T3">maxmilianhejl@gmail.co</text:span><text:span text:style-name="T4">m,</text:span></text:p>
      <text:p text:style-name="P14">petkovae@seznam.cz,</text:p>
      <text:p text:style-name="P12"/>
      <text:p text:style-name="P12">korespondent0001@gmail.com,<text:line-break/>karespondent0002@seznam.cz,<text:line-break/>korespondent3@email.cz,<text:line-break/>korespondent0004@yahoo.com,<text:line-break/>korespondent0005@outlook.com</text:p>
      <text:p text:style-name="P49"/>
      <text:p text:style-name="P90"/>
      <text:p text:style-name="P162"><text:span text:style-name="T52">U</text:span><text:span text:style-name="T54">vítací e-mail</text:span><text:span text:style-name="T64">y</text:span></text:p>
      <text:p text:style-name="P49"/>
      <text:p text:style-name="P85">(Vzor)</text:p>
      <text:p text:style-name="P139"><text:span text:style-name="T52">Monte Karlos </text:span><text:span text:style-name="T48">N</text:span><text:span text:style-name="T53">ěkdeník</text:span></text:p>
      <text:p text:style-name="P49"/>
      <text:p text:style-name="P139"><text:span text:style-name="T47">P</text:span><text:span text:style-name="T53">řeji krásný dobrý den</text:span><text:span text:style-name="T46">,</text:span></text:p>
      <text:p text:style-name="P62"/>
      <text:p text:style-name="P139"><text:span text:style-name="T49">t</text:span><text:span text:style-name="T53">ěší nás, že jste projevili zájem o náš časopis. Tímto jste byli zařazeni mezi pravidelné odebiratele Monte Karlos Někdeníku - nejexkluzivnějšího magazínu n</text:span><text:span text:style-name="T54">a poli</text:span><text:span text:style-name="T53"> žurnalistiky. </text:span><text:span text:style-name="T54">Záhy </text:span><text:span text:style-name="T55">V</text:span><text:span text:style-name="T54">ám také bude (společně s desítkami milionů našich spokojených čtenářů) zasláno n</text:span><text:span text:style-name="T60">ejnovější číslo Někdeníku</text:span><text:span text:style-name="T54">. </text:span><text:span text:style-name="T53">Čerstvé novinky ze závodu o post Nejvyššího vůdce všeho učitelstva, tak budete dostávat z první (a naprosto nezaujaté</text:span><text:span text:style-name="T54">)</text:span><text:span text:style-name="T53"> ruky Karlose Žebatého a šéfredaktorky Někdeníku Alžběty Ašelové</text:span><text:span text:style-name="T87">©</text:span><text:span text:style-name="T85">. M</text:span><text:span text:style-name="T86">n</text:span><text:span text:style-name="T85">ě už teď pouze dovolte popřát Vám za celou redakci mnoho příjemných chvil strávených s naší publikací.</text:span></text:p>
      <text:p text:style-name="P108"/>
      <text:p text:style-name="P62"><text:span text:style-name="T116">V</text:span>áš Lubomír Lečko</text:p>
      <text:p text:style-name="P30">vedoucí distribučního oddělení někdeníku Monte Karlos</text:p>
      <text:p text:style-name="P99"/>
      <text:p text:style-name="P187"><text:span text:style-name="T20">Pokud by jste měli jakékoliv dotazy ohledně distribuce časopisu, neváhejte se obrátit na naši zákaznickou linku umístěnou na adrese</text:span><text:span text:style-name="T26"> </text:span><text:span text:style-name="T38">Karlosova 77, 000 03 Monte Carlo 4,</text:span><text:span text:style-name="T25"> </text:span><text:span text:style-name="T20">v kuchyňce ve třetím patře.</text:span></text:p>
      <text:p text:style-name="P55"/>
      <text:p text:style-name="P55"/>
      <text:p text:style-name="P151"><text:span text:style-name="T52">(</text:span><text:span text:style-name="T39">Pro pana Šarocha)</text:span></text:p>
      <text:p text:style-name="P150"><text:span text:style-name="T52">Monte Karlos </text:span><text:span text:style-name="T48">N</text:span><text:span text:style-name="T53">ěkdeník</text:span></text:p>
      <text:p text:style-name="P55"/>
      <text:p text:style-name="P110">Přeji krásný dobrý den,</text:p>
      <text:p text:style-name="P109"/>
      <text:p text:style-name="P109">těší nás, že jste projevil zájem o náš časopis. Tímto jste byl zařazen mezi pravidelné odebiratele Monte Karlos Někdeníku - nejexkluzivnějšího magazínu na poli žurnalistiky a sportovního sochařství. Čerstvé novinky ze závodu o post Nejvyššího vůdce všeho učitelstva, tak budete dostávat z první (a naprosto nezaujaté) ruky Karlose Žebatého a šéfredaktorky Někdeníku Alžběty Ašelové©. Protože závod prošel v posledních několika nelehkých měsících mnoha změnami, dovolil jsem si zaslat Vám také, sice už ne úplně horké, ale ještě stále velmi čerstvé a křupavé 7. číslo spolu se všemi jeho dosud vydanými přílohami. Pokud nejste s problematikou závodu a aktuálním děním ve světě příliš obeznámen, doporučuji přečíst nejprve 1.přílohu – doznání, poté 2.přílohu – Mrtví hrdinové (neboli Pohřeb), která je vzpomínkou na naši skvostnou politickou recenzentku, a až následně přistoupit k četbě 7.čísla, tak aby jste předešel případnému zmatení a nejasnostem. Nakonec mi už jen dovolte popřát Vám za celou redakci mnoho příjemných chvil strávených s naší publikací. Budu se těšit zase brzy na shledanou</text:p>
      <text:p text:style-name="P109"/>
      <text:p text:style-name="P68"><text:span text:style-name="T116">V</text:span>áš Lubomír Lečko</text:p>
      <text:p text:style-name="P36">vedoucí distribučního oddělení někdeníku Monte Karlos</text:p>
      <text:p text:style-name="P105"/>
      <text:p text:style-name="P188"><text:span text:style-name="T20">Pokud by jste měl jakékoliv dotazy ohledně distribuce časopisu, neváhejte se obrátit na naši zákaznickou linku umístěnou na adrese</text:span><text:span text:style-name="T26"> </text:span><text:span text:style-name="T38">Karlosova 77, 000 03 Monte Carlo 4,</text:span><text:span text:style-name="T25"> </text:span><text:span text:style-name="T20">v kuchyňce ve třetím patře.</text:span></text:p>
      <text:p text:style-name="P160">1. Fáze</text:p>
      <text:p text:style-name="P2"><text:line-break/>Monte Karlos 23-2019</text:p>
      <text:p text:style-name="Standard"/>
      <text:p text:style-name="Standard">Dobrý den vážení příznivci Někdeníku,</text:p>
      <text:p text:style-name="Standard"/>
      <text:p text:style-name="Standard">těší nás, že jste projevili zájem o naši publikaci. S velkou radostí Vám přinášíme nové číslo Někdeníku s exkluzivním rozhovorem s Radovanem Langerem. Věříme, že si naše noviny oblíbíte.</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Standard"/>
      <text:p text:style-name="Standard">Lubomír Lečko</text:p>
      <text:p text:style-name="P1">vedoucí distribučního oddělení někdeníku Monte Karlos</text:p>
      <text:p text:style-name="Standard"/>
      <text:p text:style-name="P6"/>
      <text:p text:style-name="P169">Monte Karlos 2<text:span text:style-name="T8">4</text:span>-2019</text:p>
      <text:p text:style-name="Standard"/>
      <text:p text:style-name="Standard">Dobrý den vážení příznivci Někdeníku,</text:p>
      <text:p text:style-name="Standard"/>
      <text:p text:style-name="Standard">Po delší odmlce opět přinášíme nové číslo našeho Někdeníku. I tentokrát je nabité nejnovějšími informacemi a samozřejmě nechybí ani rozhovor s kantorem - těšit se můžete na Pavlu Záchelovou.</text:p>
      <text:p text:style-name="Standard"/>
      <text:p text:style-name="Standard">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Standard"/>
      <text:p text:style-name="Standard">Mnoho krásných chvil s našimi novinami Vám za redakční tým přeje</text:p>
      <text:p text:style-name="P16"/>
      <text:p text:style-name="P17">Lubomír Lečko</text:p>
      <text:p text:style-name="P18">vedoucí distribučního oddělení někdeníku Monte Karlos</text:p>
      <text:p text:style-name="P43"/>
      <text:p text:style-name="P3"/>
      <text:p text:style-name="P170">Monte Karlos 2<text:span text:style-name="T9">5</text:span>-2019</text:p>
      <text:p text:style-name="P3"/>
      <text:p text:style-name="P113">Zdravím všechny naše věrné čtenáře,</text:p>
      <text:p text:style-name="P113"/>
      <text:p text:style-name="P114">opět vychází nové číslo někdeníku, možná si říkáte že je to trochu brzy, jenže náš časopis nemůže vycházet jen tak kdy se nám <text:span text:style-name="T10">z</text:span>líbí, naopak musí vycházet někdy.</text:p>
      <text:p text:style-name="P114"/>
      <text:p text:style-name="P114">Jsem velmi potěšen, že <text:span text:style-name="T10">po</text:span> dlouhé době opět můžeme přinést rozhovor s celebritou a mnoho dalších novinek. <text:span text:style-name="T10">Nicméně vše se dočtete v časopise, takže nebudu předbíhat. Volby na post nejvyššího vůdce všeho učitelstva jsou také v plném proudu, první kolo voleb vrcholí už zítra, tak než se rozhodnete komu dáte nakonec svůj hlas, přečtěte si ještě před tím rozhovor s panem Rychnovským, je to opravdu velký sympaťák.</text:span></text:p>
      <text:p text:style-name="P113"/>
      <text:p text:style-name="P115">Doufám, že se Vám bude dnešní číslo líbit alespoň tak jako mně, Váš</text:p>
      <text:p text:style-name="P115"/>
      <text:p text:style-name="P115">Lubomír Lečko</text:p>
      <text:p text:style-name="P19">vedoucí distribučního oddělení někdeníku Monte Karlos</text:p>
      <text:p text:style-name="P19"/>
      <text:p text:style-name="P91">Pokud by jste měli jakékoliv potíže s doručením (noviny Vám nejsou doručovány pravidelně, dostáváte roztrhané, nebo zmoklé výtisky, špatná tisková kvalita atd.) neváhejte nás kontaktovat na této e-mailové adrese, stejně tak se na nás obraťte pokud by jste si přáli z jakéhokoliv důvodu (ač by to bylo tak jako tak nepochopitelné) se z odběru našich prestižních novin odhlásit.</text:p>
      <text:p text:style-name="P24"/>
      <text:p text:style-name="P19"/>
      <text:p text:style-name="P7"/>
      <text:p text:style-name="P171">Monte Karlos 2<text:span text:style-name="T11">6</text:span>-2019</text:p>
      <text:p text:style-name="P118"/>
      <text:p text:style-name="P119">Dobrý den,</text:p>
      <text:p text:style-name="P119">vítejte u 26. čísla Někdeníku. Změny které se od minula udály v závodu o Nejvyššího vůdce všeho učitelstva jsou tentokrát skutečně markantní. Myslím že se nebudete stačit divit, ostatně stejně jako i my <text:s/>tady v redakci. I Proto bych Vás nerad dlouho zdržoval a na místo toho bych Vás tímto chtěl pozvat k četbě dalšího šokujícího čísla našeho magazínu. </text:p>
      <text:p text:style-name="P118"/>
      <text:p text:style-name="P118"><text:span text:style-name="T11">Ať </text:span>Vám <text:span text:style-name="T11">při čtení takříkajíc </text:span><text:span text:style-name="T12">„nevypadnou oči z důlků“</text:span> přeje</text:p>
      <text:p text:style-name="P118"/>
      <text:p text:style-name="P118">Lubomír Lečko</text:p>
      <text:p text:style-name="P20">vedoucí distribučního oddělení někdeníku Monte Karlos</text:p>
      <text:p text:style-name="P19"/>
      <text:p text:style-name="P91">Pokud by jste měli jakékoliv potíže s doručením (noviny Vám nejsou doručovány pravidelně, dostáváte roztrhané, nebo zmoklé výtisky,<text:span text:style-name="T11">či výtisky se stopami zubů divokých šelem, </text:span>atd.) neváhejte nás kontaktovat na této e-mailové adrese, stejně tak se na nás obraťte pokud by jste si přáli z jakéhokoliv důvodu (ač by to bylo tak jako tak nepochopitelné) se z odběru našich prestižních novin odhlásit.</text:p>
      <text:p text:style-name="P19"/>
      <text:p text:style-name="P19"/>
      <text:p text:style-name="P8"/>
      <text:p text:style-name="P172">Monte Karlos 2<text:span text:style-name="T15">8</text:span>-2019</text:p>
      <text:p text:style-name="P120"/>
      <text:p text:style-name="P121">Vážené dámy a pánové, milí příznivci Někdeníku.</text:p>
      <text:p text:style-name="P121">Pokud máte pocit, že s 28. číslem našeho časopisu něco není v pořádku, máte správný pocit. Předně vychází ještě před číslem 27. Takže nepropadejte panice, 27. číslo skutečně ještě nevyšlo, jedná se o číslo vánoční které vám ještě bude v pravou chvíli dodáno. Také pokud jste se těšili na rozhovor s paní Kolářovou, nebuďte zklamaní, také rozhovor s ní se oběví až v našem vánočním speciálu. </text:p>
      <text:p text:style-name="P121">Přesto věřím, že i toto číslo má co nabídnout. Kromě velmi zdařilého rozhovoru s paní Horákovou se můžete ve vyčerpávající zprávě dozvědět o všech převratech ke kterým došlo mezi nejvýše hodnocenými kantory v závodě o post nevyššího vůdce všeho učitelstva a také <text:span text:style-name="T15">náš </text:span>korespondent přináší velmi zajímavé zprávy, tentokrát z kouzelnického světa. <text:span text:style-name="T15">Mnoho krásných vánočně naladěných chvil s naším někdeníkem Vám za celou redakci přeje</text:span></text:p>
      <text:p text:style-name="P120"/>
      <text:p text:style-name="P120">Lubomír Lečko</text:p>
      <text:p text:style-name="P21">vedoucí distribučního oddělení někdeníku Monte Karlos</text:p>
      <text:p text:style-name="P21"/>
      <text:p text:style-name="P92">Pokud by jste měli jakékoliv potíže s doručením (noviny Vám nejsou doručovány pravidelně, dostáváte roztrhané, nebo zmoklé výtisky,<text:span text:style-name="T11">či výtisky jejichž stránky jsou číslovány pozpátku, </text:span>atd.) neváhejte nás kontaktovat na této e-mailové adrese, stejně tak se na nás obraťte pokud by jste si přáli z jakéhokoliv důvodu (ač by to bylo tak jako tak nepochopitelné) se z odběru našich prestižních novin odhlásit.</text:p>
      <text:h text:style-name="P191" text:outline-level="2"/>
      <text:p text:style-name="P10"/>
      <text:p text:style-name="P174">Monte Karlos <text:span text:style-name="T16">Speciální příloha</text:span></text:p>
      <text:p text:style-name="P123"/>
      <text:p text:style-name="P124">Veselé Vánoce všem našim věrným čtenářům,</text:p>
      <text:p text:style-name="P124"/>
      <text:p text:style-name="P124">již za 44 hodin budeme distribuovat vánoční dvojčíslo Někdeníku, ale ještě než se tak stane, rádi bychom Vám pomohli navodit u Vás doma tu správnou vánoční atmosféru a proto Vám exkluzivně v naší zvláštní příloze <text:span text:style-name="T17">k 27. číslu</text:span> přinášíme rozsáhlou vystřihovánku betlému, na motivy hvězdných válek.</text:p>
      <text:p text:style-name="P124">Všem co se do stavby betlému pustíte přeju hodně trpělivosti a zdaru při lepení a doufám, že budete se svými výtvory spokojeni. </text:p>
      <text:p text:style-name="P124"/>
      <text:p text:style-name="P125"><text:span text:style-name="T17">Váš <text:s/></text:span>Lubomír Lečko</text:p>
      <text:p text:style-name="P22">vedoucí distribučního oddělení někdeníku Monte Karlos</text:p>
      <text:p text:style-name="P22"/>
      <text:p text:style-name="P116"><text:span text:style-name="T18">Pokud by jste měli jakékoliv potíže s doručením (</text:span><text:span text:style-name="T19">příloha</text:span><text:span text:style-name="T18"> </text:span><text:span text:style-name="T19">nemá správný počet stran, chybí osobní věnování od Santy Klauze, nebo není v příloze obsažena porce vánočního kapra s bramborovým salátem zdarma, atd.</text:span><text:span text:style-name="T18">) neváhejte nás kontaktovat na této e-mailové adrese, stejně tak se na nás obraťte pokud by jste si přáli z jakéhokoliv důvodu (ač by to bylo tak jako tak nepochopitelné) se z odběru našich prestižních novin odhlásit.</text:span></text:p>
      <text:p text:style-name="P93"/>
      <text:p text:style-name="P9"/>
      <text:p text:style-name="P173">Monte Karlos 2<text:span text:style-name="T100">7</text:span>-2019</text:p>
      <text:p text:style-name="P126"/>
      <text:p text:style-name="P122">Vážené dámy a pánové, milí příznivci Někdeníku,</text:p>
      <text:p text:style-name="P122"/>
      <text:p text:style-name="P127">konečně je to tady! Nové vánoční dvojčíslo, poslední Někdeník v tomto roce. <text:span text:style-name="T101">Sice</text:span> vychází o tři dny později, než jsem slíbil, <text:span text:style-name="T101">na vině je však opět pan Prof. PaedDr. ThDr. et MUDr. MVDr. MDDr. Ing. arch. BcA. Jan Stanislav Hlubinka, Ph.D., dr.h.c., provozní technik Někdeníku Monte Karlos, o jehož zločinech se dočtete v mé zpovědi právě v tomto čísle, pan <text:s/>Prof. PaedDr. ThDr. et MUDr. MVDr. MDDr. Ing. arch. BcA. Jan Stanislav Hlubinka, Ph.D., dr.h.c., provozní technik Někdeníku Monte Karlos si zřejmě nepřál, aby pravda o jeho zločinech vyšla najevo a tak napadl mou e-mailovou adresu, přes kterou je Někdeník distribuován a dočasně mi tak <text:s/>zabránil v rozeslání tohoto dvojčísla.</text:span></text:p>
      <text:p text:style-name="P128">Po tři dny a tři noci tak museli všichni naši počítačoví experti usilovně pracovat, aby tento problém napravili. Nyní už je však vše v pořádku a já <text:span text:style-name="T102">bych </text:span>Vám tímto <text:span text:style-name="T102">rád popřál</text:span> krásné vánoční čtení.</text:p>
      <text:p text:style-name="P126"/>
      <text:p text:style-name="P126"><text:span text:style-name="T102">Váš </text:span>Lubomír Lečko</text:p>
      <text:p text:style-name="P23">vedoucí distribučního oddělení někdeníku Monte Karlos</text:p>
      <text:p text:style-name="P23"/>
      <text:p text:style-name="P107">Pokud by jste měli jakékoliv potíže s doručením (noviny Vám nejsou doručovány pravidelně, dostáváte roztrhané, nebo zmoklé výtisky,či výtisky s reklamou na mentolové bonbony, atd.) neváhejte nás kontaktovat na této e-mailové adrese, stejně tak se na nás obraťte pokud by jste si přáli z jakéhokoliv důvodu (ač by to bylo tak jako tak nepochopitelné) se z odběru našich prestižních novin odhlásit.</text:p>
      <text:p text:style-name="P94"/>
      <text:p text:style-name="P94"/>
      <text:p text:style-name="P106"/>
      <text:p text:style-name="P161">2. Fáze</text:p>
      <text:p text:style-name="P5"/>
      <text:p text:style-name="P5">Monte Karlos 1-2020</text:p>
      <text:p text:style-name="P129"/>
      <text:p text:style-name="P44">TOTO NENÍ APRÍLOVÝ ŽERT. MONTE KARLOS NĚKDENÍK PO ČTVRT ROCE SKUTEČNĚ OPĚT VYŠEL. TOTO NENÍ APRÍLOVÝ ŽERT. MONTE KARLOS NĚKDENÍK PO ČTVRT ROCE SKUTEČNĚ OPĚT VYŠEL.</text:p>
      <text:p text:style-name="P129"/>
      <text:p text:style-name="P5">Vážení čtenáři,</text:p>
      <text:p text:style-name="P129"/>
      <text:p text:style-name="P4">už více než čtvrt roku uplynulo, od doby, kdy vyšlo minulé číslo Někdeníku. Jedná se o skutečně velmi dlouhý časový úsek, během nějž nabraly světové dějiny nečekaných obrátek. Ne jen, že došlo k nejedné změně pravidel v závodu o post nejvyššího vůdce všeho učitelstva, ale také svět postihla pandemie choroby známé jako Korona virus. Učitelé v první dvacítce žebříčku se tak nyní chtě nechtě musejí těšit ze společného pobytu v <text:span text:style-name="T105">hradním komplexu</text:span> v malebném městečku v Německu, (pokud se o aktuálním průběhu soutěže chcete dočíst více, doporučuji nahlédnout do naší nové rubriky <text:span text:style-name="T104">Závod</text:span>), k této změně pravidel vedla mimo jiné velkolepá bitva mezi Spojenými armádami Velké Pětky a vojenskými silami Pálkovská squadu, která mimo jiné narušila bouřlivé oslavy Nového roku v Novém Dilí a také mimo jiné znamenala několik zásadních, nicméně v této fázi stále ještě naprosto bezvýznamných změn v žebříčku. Pokud jste neměli to štěstí a neslyšeli jste přímý přenos komentáře bitvy na <text:span text:style-name="T106">Karlostudio 3 FM</text:span> (rádio <text:span text:style-name="T105">M</text:span>onte <text:span text:style-name="T105">K</text:span>arla), ani žádnou z jeho repríz, pak jistě oceníte přepis tohoto komentáře, který naleznete ve zvláštní příloze k tomuto číslu. Rád bych ještě dodal, že spekulace o tom, že původcem <text:span text:style-name="T105">K</text:span>orona viru jsou ilegálně vyvíjené biologické zbraně, kterých chtěla Pálkovská využít při bitvě, a <text:span text:style-name="T104">na kterých měla pod přísným utajením pracovat</text:span> komandátor Jakešová a její Komando smrti, zůstaly nepotvrzené, byť se mnoho novinářů snažilo dokázat opak (drtivá většina z nich se nakazila Koronavirem).</text:p>
      <text:p text:style-name="P130">Co se týká naší delší nepřítomnosti na poli <text:span text:style-name="T105">šou</text:span>byznysu, žurnalistiky a sportovního sochařství, mohu prozatím jen slíbit, že nyní s vámi budeme v kontaktu mnohem častěji, jak prostřednictvím pořadu Monte Karlos, tak Někdeníku, jehož první letošní číslo, které právě dorazilo <text:span text:style-name="T103">do vašich emailových schránek</text:span>, je nabité informacemi, novými články a rub<text:span text:style-name="T105">r</text:span>ikami a v neposlední řadě rozhovorem s <text:span text:style-name="T103">k</text:span>omandátorem Jakešovou <text:span text:style-name="T103">a to je jen malá ochutnávka z toho, co všechno pro Vás letos v redakci chystáme</text:span>.</text:p>
      <text:p text:style-name="P129"/>
      <text:p text:style-name="P129"><text:span text:style-name="T104">váš </text:span>Lubomír Lečko</text:p>
      <text:p text:style-name="P25">vedoucí distribučního oddělení někdeníku Monte Karlos</text:p>
      <text:p text:style-name="P25"/>
      <text:p text:style-name="P95">Pokud by jste měli jakékoliv potíže s doručením (noviny Vám nejsou doručovány pravidelně, dostáváte roztrhané, nebo zmoklé výtisky,<text:span text:style-name="T11">či výtisky které neprošly patřičnou dezinfekcí, </text:span>atd.) neváhejte nás kontaktovat na této e-mailové adrese, stejně tak se na nás obraťte pokud by jste si přáli z jakéhokoliv důvodu (ač by to bylo tak jako tak nepochopitelné) se z odběru našich prestižních novin odhlásit.</text:p>
      <text:p text:style-name="P131"/>
      <text:p text:style-name="P44">TOTO NENÍ APRÍLOVÝ ŽERT. MONTE KARLOS NĚKDENÍK PO ČTVRT ROCE SKUTEČNĚ OPĚT VYŠEL. TOTO NENÍ APRÍLOVÝ ŽERT. MONTE KARLOS NĚKDENÍK PO ČTVRT ROCE SKUTEČNĚ OPĚT VYŠEL.</text:p>
      <text:p text:style-name="P44"/>
      <text:p text:style-name="P45"/>
      <text:p text:style-name="P163">Monte Karlos 2-2020</text:p>
      <text:p text:style-name="P45"/>
      <text:p text:style-name="P58">Vážené dámy a pánové,</text:p>
      <text:p text:style-name="P58"/>
      <text:p text:style-name="P58">už nemůžu dál. Kantoři se ztrácejí, cel<text:span text:style-name="T107">e</text:span>brity nepřicházejí, mentolové bonbony kam se podíváte, <text:span text:style-name="T107">dovolená.</text:span> Celé to šílenství kolem koronaviru jenom kvůli podělané módě. A <text:span text:style-name="T108">Ašelová</text:span> si najme detektiva. To mi ještě scházelo. <text:span text:style-name="T109">A</text:span> <text:span text:style-name="T109">ta dovolená</text:span>. Mohl<text:span text:style-name="T108">a</text:span> <text:span text:style-name="T108">vyšetření těch únosů</text:span> předat mému detektivnímu oddělení. Ale to on<text:span text:style-name="T108">a</text:span> ne! A ještě o tom pátrání budeme psát v Někdeníku. Samozřejmě, prosím, vždyť to tady <text:span text:style-name="T108">celé</text:span> stejně beztak vede <text:span text:style-name="T107">a může mě poslat, kam chce.</text:span> <text:span text:style-name="T108">Normálně bych byl zvědavý, co z toho detektiva vyleze, ale tentokrát to ani nechci vědět. Pokud to ale zajímá Vás, milí čtenáři, nic Vám nebrání nahlédnout do naší nové rubriky Vyšetřování.</text:span></text:p>
      <text:p text:style-name="P58"/>
      <text:p text:style-name="P58">váš Lubomír Lečko</text:p>
      <text:p text:style-name="P58"><text:span text:style-name="T111">z nucené</text:span><text:span text:style-name="T110"> ilegální dovolené na </text:span><text:span text:style-name="T111">svém metru čtverečním pustého ostrova, </text:span><text:span text:style-name="T112">tohle si někdo odskáče</text:span></text:p>
      <text:p text:style-name="P42"/>
      <text:p text:style-name="P58">Zatracený písek.</text:p>
      <text:p text:style-name="P58"/>
      <text:p text:style-name="P96">Pokud by jste měli jakékoliv potíže s doručením (noviny Vám nejsou doručovány pravidelně, dostáváte roztrhané, nebo zmoklé výtisky, <text:span text:style-name="T11">či výtisky od písku, </text:span>atd.) neváhejte nás kontaktovat na této e-mailové adrese, stejně tak se na nás obraťte pokud by jste si přáli z jakéhokoliv důvodu (ač by to bylo tak jako tak nepochopitelné) se z odběru našich prestižních novin odhlásit.</text:p>
      <text:p text:style-name="P96"/>
      <text:p text:style-name="P45"/>
      <text:p text:style-name="P163">Monte Karlos <text:span text:style-name="T113">3</text:span>-2020</text:p>
      <text:p text:style-name="P45"/>
      <text:p text:style-name="P133"><text:span text:style-name="T44">Vážení </text:span><text:span text:style-name="T45">a milí čtenáři</text:span><text:span text:style-name="T44">,</text:span></text:p>
      <text:p text:style-name="P58"/>
      <text:p text:style-name="P134"><text:span text:style-name="T40">kantoři se ztrácejí přímo záchvatným tempem a my stále netušíme, kdo je unáší. </text:span><text:span text:style-name="T41">Zatím máme jediného podezřelého</text:span><text:span text:style-name="T40">. T</text:span><text:span text:style-name="T41">o se zase</text:span><text:span text:style-name="T40"> Sir Daniel Jonathan Pace </text:span><text:span text:style-name="T41">vytáhl</text:span><text:span text:style-name="T40">. Pokud chcete slyšet fňukání a sebelítost nad tím, jak strašn</text:span><text:span text:style-name="T41">ou má práci</text:span><text:span text:style-name="T40">, doporučuju </text:span><text:span text:style-name="T41">jeho</text:span><text:span text:style-name="T40"> skoro čtyři strany dlouhý srdceryvný výlev, který naleznete v našem časopise pod názvem vyšetřování. </text:span><text:span text:style-name="T41">Kdo ho do té práce nutil, </text:span><text:span text:style-name="T42">ptám se já</text:span><text:span text:style-name="T41">.</text:span></text:p>
      <text:p text:style-name="P134"><text:span text:style-name="T41">Ale naše paní šéfredaktorka je samozřejmě opět nespokojená se mnou. Jako kdybych někdy v jednom z těch několika vzácných případů mohl za to, že pozvaná celebrita nedorazila. No dobře, poslední dobou jich možná bylo trochu více. A víte co, já Vám to nebudu dávat po lžičkách. Celebrita nedorazila ani tentokrát. Ale k mému překvapení ještě zbyli v DWF nějací kantoři, takže se můžete v tomto čísle těšit na rozhovor s paní Malou. A taky pořádnou dávku novinek ze závodu, pár zpráv, naši veleúspěšnou rubriku lifestyle a v neposlední řadě našeho korespondenta z </text:span><text:span text:style-name="T43">nedaleké</text:span><text:span text:style-name="T41"> budoucnosti. </text:span><text:span text:style-name="T42">K dnešnímu číslu </text:span><text:span text:style-name="T43">Vám </text:span><text:span text:style-name="T42">doporučuji uvařit </text:span><text:span text:style-name="T43">si </text:span><text:span text:style-name="T42">velký hrnek kakaa, upéct alespoň dva plechy </text:span><text:span text:style-name="T43">domácích </text:span><text:span text:style-name="T42">čokoládových sušenek, vyčkat na nějaké <text:s/>deštivé odpoledne a začíst se do něj, bude to stát za to, ostatně jako vždy.</text:span></text:p>
      <text:p text:style-name="P58"/>
      <text:p text:style-name="P58">váš Lubomír Lečko</text:p>
      <text:p text:style-name="P26">vedoucí distribučního oddělení někdeníku Monte Karlos</text:p>
      <text:p text:style-name="P58"/>
      <text:p text:style-name="P96">Pokud by jste měli jakékoliv potíže s doručením (noviny Vám nejsou doručovány pravidelně, dostáváte roztrhané, nebo zmoklé výtisky, <text:span text:style-name="T11">či výtisky, které byly přejeté parní tříkolkou, </text:span>atd.) neváhejte nás kontaktovat na této e-mailové adrese, stejně tak se na nás obraťte pokud by jste si přáli z jakéhokoliv důvodu (ač by to bylo tak jako tak nepochopitelné) se z odběru našich prestižních novin odhlásit.</text:p>
      <text:p text:style-name="P164">Monte Karlos <text:span text:style-name="T115">4</text:span>-2020</text:p>
      <text:p text:style-name="P46"/>
      <text:p text:style-name="P135"><text:span text:style-name="T44">Vážení </text:span><text:span text:style-name="T45">a milí</text:span><text:span text:style-name="T44"> </text:span><text:span text:style-name="T46">příznivci Někdeníku,</text:span></text:p>
      <text:p text:style-name="P59"/>
      <text:p text:style-name="P71">s radostí Vám přinášíme nejnovější číslo našeho magazínu, nabitého obvyklým dechberoucím střelivem, jmenovitě čerstvým seznamem unesených kantorů, rozhovorem s jedním z mála, kteří ještě nezmizeli, důležitými zprávami o jakési zácpě na Ukrajině a nahlédnutím do šatníku prince Harryho.<text:line-break/>S lítostí však musím konstatovat, že do už tak bezvýsledným vyšetřováním přeplněného čísla se navíc muselo vejít nesmyslné blábolení jednoho z mých kolegů, které je však na rozdíl od výlevů Sira Pace asi osmkrát kratší. Přesto však věřím, že čtení tohoto čísla bude přinejmenším stejně vzrušující jako jízda na horské dráze.</text:p>
      <text:p text:style-name="P72"/>
      <text:p text:style-name="P59"><text:span text:style-name="T116">V</text:span>áš Lubomír Lečko</text:p>
      <text:p text:style-name="P27">vedoucí distribučního oddělení někdeníku Monte Karlos</text:p>
      <text:p text:style-name="P59"/>
      <text:p text:style-name="P97">Pokud by jste měli jakékoliv potíže s doručením (noviny Vám nejsou doručovány pravidelně, dostáváte roztrhané nebo zmoklé výtisky, <text:span text:style-name="T11">či Vám záhadně mizí ze schránky, </text:span>atd.) neváhejte nás kontaktovat na této e-mailové adrese, stejně tak se na nás obraťte pokud by jste si přáli z jakéhokoliv důvodu (ač by to bylo tak jako tak nepochopitelné) se z odběru našich prestižních novin odhlásit.</text:p>
      <text:p text:style-name="P165">Monte Karlos <text:span text:style-name="T117">5</text:span>-2020</text:p>
      <text:p text:style-name="P47"/>
      <text:p text:style-name="P136"><text:span text:style-name="T47">Drazí </text:span><text:span text:style-name="T46">příznivci Někdeníku,</text:span></text:p>
      <text:p text:style-name="P60"/>
      <text:p text:style-name="P81">v tomto čísle se můžete těšit na Karlosův kebab, zdvižené palce, skupinu jezevců a cestu kolem světa, a to vše v Karlos čepici. Také se k nám navrátil již všemi oplakaný Tatar a do DWF se <text:span text:style-name="T118">valí noví kantoři jako diví, aby nahradili padlé kolegy. Sir Jonatan se mezitím dal na turistiku, začal fušovat do umění a ve svém volném čase se intenzivně fláká. Já jsem se nakonec rozhodl, že si svůj případ může strčit do svého šlechtického pozadí, a sám jsem se začal věnovat důležitějším věcem, jako je profesionální šíření pomluv. Aspoň, že Kupé, železná páteř, zlatá tepna a ocelový duch našeho levého ušního bubínku všemocného Krakena, opět nezklamala a oba Karlosovy hosty patřičně rozcupovala.</text:span></text:p>
      <text:p text:style-name="P82">S přáním rychlého a bezbolestného čtení,</text:p>
      <text:p text:style-name="P73"/>
      <text:p text:style-name="P60"><text:span text:style-name="T116">V</text:span>áš Lubomír Lečko</text:p>
      <text:p text:style-name="P28">vedoucí distribučního oddělení někdeníku Monte Karlos</text:p>
      <text:p text:style-name="P60"/>
      <text:p text:style-name="P98">Pokud by jste měli jakékoliv potíže s doručením (noviny Vám nejsou doručovány pravidelně, dostáváte roztrhané nebo zmoklé výtisky, <text:span text:style-name="T11">či výtisky zabalené do tortily, </text:span>atd.) neváhejte nás kontaktovat na této e-mailové adrese, stejně tak se na nás obraťte pokud by jste si přáli z jakéhokoliv důvodu (ač by to bylo tak jako tak nepochopitelné) se z odběru našich prestižních novin odhlásit.</text:p>
      <text:p text:style-name="P166">Monte Karlos <text:span text:style-name="T119">6</text:span>-2020</text:p>
      <text:p text:style-name="P48"/>
      <text:p text:style-name="P137"><text:span text:style-name="T47">V</text:span><text:span text:style-name="T48">ážení čtenáři</text:span><text:span text:style-name="T46">,</text:span></text:p>
      <text:p text:style-name="P61"/>
      <text:p text:style-name="P137"><text:span text:style-name="T49">z</text:span><text:span text:style-name="T48">a poslední dva dny se toho událo skutečně spoustu. A vůbec to nejsou jen události příjemné. Jak bych to řekl? Asi bude nejlepší, když si všechno sami přečtete na vlastní oči, nový díl Někdeníku už na vás čeká.</text:span></text:p>
      <text:p text:style-name="P138"><text:span text:style-name="T48">Z</text:span><text:span text:style-name="T39">ároveň přijměte prosím mou co nej</text:span><text:span text:style-name="T50">u</text:span><text:span text:style-name="T39">pří</text:span><text:span text:style-name="T50">mnější omluvu za 24 hodinové zpoždění, které jste si museli vytrpět kvůli neschopnému laminovacímu týmu. </text:span><text:span text:style-name="T51">Je to banda břídílů.</text:span><text:span text:style-name="T50"> Všechny jsem je s okamžitou platností propustil a letěl jsem na </text:span><text:span text:style-name="T51">Bakerův ostrov zalaminovat všechny Někdeníky sám.</text:span></text:p>
      <text:p text:style-name="P74"/>
      <text:p text:style-name="P61"><text:span text:style-name="T116">V</text:span>áš Lubomír Lečko</text:p>
      <text:p text:style-name="P29">vedoucí distribučního oddělení někdeníku Monte Karlos</text:p>
      <text:p text:style-name="P61"/>
      <text:p text:style-name="P137"><text:span text:style-name="T20">Pokud by jste měli jakékoliv potíže s doručením (noviny Vám nejsou doručovány pravidelně, dostáváte roztrhané nebo zmoklé výtisky, </text:span><text:span text:style-name="T21">či výtisky, </text:span><text:span text:style-name="T22">které nebyly řádně zalaminován</text:span><text:span text:style-name="T23">y</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67">Monte Karlos <text:span text:style-name="T16">Speciální příloha 1</text:span></text:p>
      <text:p text:style-name="P50"/>
      <text:p text:style-name="P141"><text:span text:style-name="T47">V</text:span><text:span text:style-name="T48">ážení čtenáři</text:span><text:span text:style-name="T46">,</text:span></text:p>
      <text:p text:style-name="P63"/>
      <text:p text:style-name="P83">Zatímco sídlo Monte Karla, zničené rozhovorem s Ludmilou Malou, je stále v rekonstrukci, připravili jsme pro Vás náhled do soudních síní, které se otřásají odporem nad zločiny spáchanými bývalou kandidátkou na post nejvyššího vůdce všeho učitelstva a odpornou zrádkyní Martinou Rotreklovou. Ve speciální 1. příloze k ještě nevydanému 7.číslu Monte Karlos Někdeníku Vám přinášíme exkluzivní záznam soudního přelíčení, redakčně upraveného podle současných ideologických přesvědčení.</text:p>
      <text:p text:style-name="P75"/>
      <text:p text:style-name="P63"><text:span text:style-name="T116">V</text:span>áš Lubomír Lečko</text:p>
      <text:p text:style-name="P31">vedoucí distribučního oddělení někdeníku Monte Karlos</text:p>
      <text:p text:style-name="P63"/>
      <text:p text:style-name="P180"><text:span text:style-name="T20">Pokud by jste měli jakékoliv potíže s doručením (noviny Vám nejsou doručovány pravidelně, dostáváte roztrhané nebo zmoklé výtisky, </text:span><text:span text:style-name="T21">či výtisky, </text:span><text:span text:style-name="T22">k</text:span><text:span text:style-name="T24">teré nebyly n</text:span><text:span text:style-name="T26">áležitě</text:span><text:span text:style-name="T24"> cenzurovány</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00"/>
      <text:p text:style-name="P100"/>
      <text:p text:style-name="P100"/>
      <text:p text:style-name="P142"><text:span text:style-name="T52">Monte Karlos </text:span><text:span text:style-name="T56">Speciální příloha </text:span><text:span text:style-name="T58">2</text:span></text:p>
      <text:p text:style-name="P51"/>
      <text:p text:style-name="P142"><text:span text:style-name="T47">V</text:span><text:span text:style-name="T48">ážení </text:span><text:span text:style-name="T57">truchlící</text:span><text:span text:style-name="T46">,</text:span></text:p>
      <text:p text:style-name="P64"/>
      <text:p text:style-name="P142"><text:span text:style-name="T51">J</text:span><text:span text:style-name="T57">e tomu již 126 dní ode </text:span><text:span text:style-name="T58">dne</text:span><text:span text:style-name="T57">, kdy nás opustila Olšana Kupé, nejskvělejší politická recenzentka všech dob. Pár byrokratických záležitostí kolem její smrti se </text:span><text:span text:style-name="T58">ale </text:span><text:span text:style-name="T57">bohužel trochu protáhlo, takže její pohřeb se konal až tuto </text:span><text:span text:style-name="T84">středu</text:span><text:span text:style-name="T57">. </text:span><text:span text:style-name="T51">Ve speciální </text:span><text:span text:style-name="T57">2</text:span><text:span text:style-name="T51">. příloze k ještě nevydanému 7.číslu Monte Karlos Někdeníku Vám </text:span><text:span text:style-name="T59">exkluzivně </text:span><text:span text:style-name="T51">přinášíme </text:span><text:span text:style-name="T57">nevídané svědectví, jednoho ze smutečních hostů.</text:span><text:span text:style-name="T51"> </text:span><text:span text:style-name="T58">Do budoucna se však dívám s optimismem a </text:span><text:span text:style-name="T59">pevně </text:span><text:span text:style-name="T58">věřím, že brzy už budeme distribuovat i nové číslo Někdeníku.</text:span></text:p>
      <text:p text:style-name="P84"/>
      <text:p text:style-name="P149"><text:span text:style-name="T58">Z </text:span><text:span text:style-name="T39">nově vybudovaného sídla Monte Karla (Řím taky nepostavili za den) posílá pozdrav</text:span></text:p>
      <text:p text:style-name="P76"/>
      <text:p text:style-name="P64"><text:span text:style-name="T116">V</text:span>áš Lubomír Lečko</text:p>
      <text:p text:style-name="P32">vedoucí distribučního oddělení někdeníku Monte Karlos</text:p>
      <text:p text:style-name="P64"/>
      <text:p text:style-name="P181"><text:span text:style-name="T20">Pokud by jste měli jakékoliv potíže s doručením (noviny Vám nejsou doručovány pravidelně, dostáváte roztrhané nebo zmoklé výtisky, </text:span><text:span text:style-name="T21">či výtisky, </text:span><text:span text:style-name="T27">ke </text:span><text:span text:style-name="T22">k</text:span><text:span text:style-name="T24">ter</text:span><text:span text:style-name="T27">ým</text:span><text:span text:style-name="T24"> nebylo p</text:span><text:span text:style-name="T27">řiloženo parte</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52"/>
      <text:p text:style-name="P176"><text:span text:style-name="T52">Monte Karlos </text:span><text:span text:style-name="T48">7-</text:span><text:span text:style-name="T52">2020</text:span></text:p>
      <text:p text:style-name="P56"/>
      <text:p text:style-name="P152"><text:span text:style-name="T47">V</text:span><text:span text:style-name="T48">ážení čtenáři</text:span><text:span text:style-name="T46">,</text:span></text:p>
      <text:p text:style-name="P152"><text:span text:style-name="T60">závod o post nejvyššího vůdce všeho učitelstva už je zase je v plném proudu a stejně tak pořad Monte Karlos, kter</text:span><text:span text:style-name="T61">ý</text:span><text:span text:style-name="T60"> se sice musí </text:span><text:span text:style-name="T62">kvůli </text:span><text:span text:style-name="T63">jakési pandemii </text:span><text:span text:style-name="T60">pořádat v </text:span><text:span text:style-name="T61">poněkud</text:span><text:span text:style-name="T60"> skromnějším počtu 5</text:span><text:span text:style-name="T61">0 000 diváků, nicméně takto zase mohou mít mezi sebou třímetrové rozestupy a pohodlnější saténová křesla. Zároveň se d</text:span><text:span text:style-name="T63">íky tomuto kroku</text:span><text:span text:style-name="T62"> </text:span><text:span text:style-name="T61">zvýšila exkluzivita pořadu a asi zdevítinásobila cena vstupenek. </text:span><text:span text:style-name="T62">Náhodou se ale také celý rozhovor s celebritou ocitl v krizi. Nebudu Vás napínat, více informací se dozvíte v mé zpovědi. </text:span><text:span text:style-name="T63">Ale samozřejmě i ostatní rubriky mají co nabídnout, bude to stát za to, tak si držte paruky.</text:span></text:p>
      <text:p text:style-name="P80"/>
      <text:p text:style-name="P69"><text:span text:style-name="T116">V</text:span>áš Lubomír Lečko</text:p>
      <text:p text:style-name="P37">vedoucí distribučního oddělení někdeníku Monte Karlos</text:p>
      <text:p text:style-name="P69"/>
      <text:p text:style-name="P145"><text:span text:style-name="T20">Pokud by jste měli jakékoliv potíže s doručením (noviny Vám nejsou doručovány pravidelně, dostáváte roztrhané nebo zmoklé výtisky, </text:span><text:span text:style-name="T21">či výtisky, </text:span><text:span text:style-name="T28">umazané od burákového másla (on Bob si </text:span><text:span text:style-name="T29">pořád tahá nějaké do práce</text:span><text:span text:style-name="T28">)</text:span><text:span text:style-name="T22">,</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75"><text:span text:style-name="T52">Monte Karlos </text:span><text:span text:style-name="T56">Speciální příloha </text:span><text:span text:style-name="T58">3</text:span></text:p>
      <text:p text:style-name="P52"/>
      <text:p text:style-name="P143"><text:span text:style-name="T47">V</text:span><text:span text:style-name="T48">ážení </text:span><text:span text:style-name="T57">č</text:span><text:span text:style-name="T65">tenáři</text:span><text:span text:style-name="T46">,</text:span></text:p>
      <text:p text:style-name="P65"/>
      <text:p text:style-name="P86">Vánoce se nezadržitelně blíží a ve snaze zpříjemnit Vám několik posledních dní, které zbývají do Štědrého dne, jsme i letos přišli s betlémem tematicky věnovaným velké filmové a tentokrát i knižní sáze. Navíc jsme letos při tvorbě betlému spojili síly i se společností Lego. Výsledkem této spolupráce je velkolepý Betlém inspirovaný kouzelnickým světem J. K. Rowlingové. Můžete jej nalézt v dnešní speciální 3. příloze k již vydanému 7. číslu Monte Karlos Někdeníku.</text:p>
      <text:p text:style-name="P86">Tímto mi dovolte popřát Vám za celou redakci krásné a nevšední prožití vánočních svátků a budu se těšit brzy na viděnou.</text:p>
      <text:p text:style-name="P77"/>
      <text:p text:style-name="P65"><text:span text:style-name="T116">V</text:span>áš Lubomír Lečko</text:p>
      <text:p text:style-name="P33">vedoucí distribučního oddělení někdeníku Monte Karlos</text:p>
      <text:p text:style-name="P101"/>
      <text:p text:style-name="P189">Pokud byste měli jakékoliv potíže s doručením (noviny Vám nejsou doručovány pravidelně, dostáváte roztrhané nebo zmoklé výtisky, či výtisky ve formátu velikosti A1, atd.) neváhejte nás kontaktovat na této e-mailové adrese, stejně tak se na nás obraťte, pokud by jste si přáli z jakéhokoliv důvodu (ač by to bylo tak jako tak nepochopitelné) se z odběru našich prestižních novin odhlásit.</text:p>
      <text:p text:style-name="P53"/>
      <text:p text:style-name="P53"/>
      <text:p text:style-name="P53"/>
      <text:p text:style-name="P144"><text:span text:style-name="T52">Monte Karlos </text:span><text:span text:style-name="T56">Speciální příloha </text:span><text:span text:style-name="T58">4</text:span></text:p>
      <text:p text:style-name="P53"/>
      <text:p text:style-name="P144"><text:span text:style-name="T47">D</text:span><text:span text:style-name="T66">razí</text:span><text:span text:style-name="T48"> </text:span><text:span text:style-name="T57">č</text:span><text:span text:style-name="T65">tenáři</text:span><text:span text:style-name="T46">,</text:span></text:p>
      <text:p text:style-name="P66"/>
      <text:p text:style-name="P144"><text:span text:style-name="T66">od vydání 7. čísla už uplynuly dlouhé dva měsíce </text:span><text:span text:style-name="T67">(ano, ani mně se to nechce věřit), </text:span><text:span text:style-name="T66">takže se Vám vůbec nedivím, pokud už jste od stavu napjatého očekávání dalšího v</text:span><text:span text:style-name="T67">ýtisku</text:span><text:span text:style-name="T66"> přešli do stavu naprostého zoufalství </text:span><text:span text:style-name="T67">z nedostatku čerstvých novinek </text:span><text:span text:style-name="T66">a p</text:span><text:span text:style-name="T67">osléze</text:span><text:span text:style-name="T66"> až do stavu naprosté netečnosti. Samozřejmě že si tuto prodlevu někdo patřičně odskáče a že ten někdo budu jako vždycky já. Minulý týden jsem skákal po levé noze, tento týden skáču po pravé a příští </text:span><text:span text:style-name="T72">dva týdny </text:span><text:span text:style-name="T66">budu skákat </text:span><text:span text:style-name="T73">nejprve </text:span><text:span text:style-name="T67">snožmo </text:span><text:span text:style-name="T73">a pak beznožmo</text:span><text:span text:style-name="T67">.</text:span><text:span text:style-name="T66"> Pak už bych měl mít konečně odskákáno, a to by také mělo shodou okolností </text:span><text:span text:style-name="T67">konečně </text:span><text:span text:style-name="T66">vyjít další, tedy 8., číslo </text:span><text:span text:style-name="T67">Monte Karlos Někdeníku</text:span><text:span text:style-name="T66">. Za celé zdržení se </text:span><text:span text:style-name="T68">jménem redakce velmi omlouvám, můžete si být jisti, že se za něj </text:span><text:span text:style-name="T66">bude někdo </text:span><text:span text:style-name="T68">patřičně </text:span><text:span text:style-name="T66">zpovídat </text:span><text:span text:style-name="T69">a jak jinak než </text:span><text:span text:style-name="T70">zase </text:span><text:span text:style-name="T69">já</text:span><text:span text:style-name="T66"> </text:span><text:span text:style-name="T67">a to </text:span><text:span text:style-name="T66">ve své zpovědi, </text:span><text:span text:style-name="T67">kde</text:span><text:span text:style-name="T66"> se také dozvíte, co </text:span><text:span text:style-name="T70">vlastně </text:span><text:span text:style-name="T69">vydání dalšího čísla</text:span><text:span text:style-name="T66"> tak zdrželo.</text:span></text:p>
      <text:p text:style-name="P87"/>
      <text:p text:style-name="P146"><text:span text:style-name="T71">Nemám pro Vás ale jen špatné zprávy jako obvykle. </text:span><text:span text:style-name="T69">V </text:span><text:span text:style-name="T71">příloze dnešního e-mailu naleznete</text:span><text:span text:style-name="T70"> </text:span><text:span text:style-name="T67">4.</text:span><text:span text:style-name="T66"> přílohu k již vydanému 7. číslu, </text:span><text:span text:style-name="T70">průvodce znamením Zvěrály</text:span><text:span text:style-name="T88">TM</text:span><text:span text:style-name="T66">. Magistr Celestius, náš nový dvorní astrolog, Vás v ní provede v</text:span><text:span text:style-name="T70">šemi jejími zákonitostmi, zvláštnostmi, zákoutími a zahradami</text:span><text:span text:style-name="T90"> </text:span><text:span text:style-name="T91">a počínaje 8. číslem se můžete těšit na </text:span><text:span text:style-name="T92">Magistrovy pravidelné předpovědi v naší </text:span><text:span text:style-name="T91">nov</text:span><text:span text:style-name="T92">é</text:span><text:span text:style-name="T91"> rubri</text:span><text:span text:style-name="T92">ce</text:span><text:span text:style-name="T91"> - Kaňonskop. </text:span></text:p>
      <text:p text:style-name="P111"/>
      <text:p text:style-name="P112">Ať při čtení nezabloudíte v šípkovém trní Vám přeje</text:p>
      <text:p text:style-name="P78"/>
      <text:p text:style-name="P66"><text:span text:style-name="T116">V</text:span>áš Lubomír Lečko</text:p>
      <text:p text:style-name="P34"><text:span text:style-name="T120">skákající </text:span>vedoucí distribučního oddělení <text:span text:style-name="T121">N</text:span>ěkdeníku Monte Karlos</text:p>
      <text:p text:style-name="P102"/>
      <text:p text:style-name="P182"><text:span text:style-name="T20">Pokud byste měli jakékoliv potíže s doručením (noviny Vám nejsou doručovány pravidelně, dostáváte roztrhané nebo zmoklé výtisky, či </text:span><text:span text:style-name="T30">výtisky, které nabádají k nebezpečným matematickým operacím</text:span><text:span text:style-name="T20"> atd.) neváhejte nás kontaktovat na této e-mailové adrese, stejně tak se na nás obraťte, pokud by jste si přáli z jakéhokoliv důvodu (ač by to bylo tak jako tak nepochopitelné) se z odběru našich prestižních novin odhlásit.</text:span></text:p>
      <text:p text:style-name="P103"/>
      <text:p text:style-name="P168"><text:span text:style-name="T122">Zjisti své </text:span>Z<text:span text:style-name="T122">namení</text:span></text:p>
      <text:p text:style-name="P54"/>
      <text:p text:style-name="P147"><text:span text:style-name="T47">V</text:span><text:span text:style-name="T74">ážení</text:span><text:span text:style-name="T48"> </text:span><text:span text:style-name="T57">č</text:span><text:span text:style-name="T65">tenáři</text:span><text:span text:style-name="T46">,</text:span></text:p>
      <text:p text:style-name="P67"/>
      <text:p text:style-name="P148"><text:span text:style-name="T66">V</text:span><text:span text:style-name="T74">e 4.</text:span><text:span text:style-name="T66"> </text:span><text:span text:style-name="T74">příloze k 7. číslu P</text:span><text:span text:style-name="T75">růvodce</text:span><text:span text:style-name="T74"> znamení</text:span><text:span text:style-name="T75">m</text:span><text:span text:style-name="T74"> Zvěrály</text:span><text:span text:style-name="T89">TM</text:span><text:span text:style-name="T74"> jsme Vám nabídli exkluzivní možnost nechat si zdarma vypočítat, jaké je vaše znamení. Do poznámky se nám sice dostala drobná chyba – nabídka je platná už od 19.1. (nikoliv až od 19.2. jak bylo v poznámce mylně uvedeno), nicméně i tak už se setkala s velkým ohlasem a množství čtenářů nám píše už </text:span><text:span text:style-name="T75">teď</text:span><text:span text:style-name="T74"> (upřímně nevím, co čekali, ale dočkali se odpovědí). </text:span><text:span text:style-name="T75">Pokud jste tedy čekali </text:span><text:span text:style-name="T76">na 19.2.</text:span><text:span text:style-name="T75">, </text:span><text:span text:style-name="T76">tak</text:span><text:span text:style-name="T75"> nemusíte. Pokud jste si mysleli, že se jedná o vtip, tak </text:span><text:span text:style-name="T76">se</text:span><text:span text:style-name="T75"> Vám ani nedivím, </text:span><text:span text:style-name="T76">my si v Někdeníku rádi čas od času zašprýmujeme</text:span><text:span text:style-name="T75">, ale vězte, že tentokrát se o vtip nejedná. A pokud jste třeba ještě nic o této možnosti netušili, tak doporučuji podrob</text:span><text:span text:style-name="T77">n</text:span><text:span text:style-name="T75">ěji prostudovat 14. stránku Průvodce znamením Zvěrály</text:span><text:span text:style-name="T89">TM</text:span><text:span text:style-name="T93">, </text:span><text:span text:style-name="T94">kde naleznete všechny potřebné detaily. Já už si jen dovolím připomenout, že dotazy je třeba zasílat nikoliv na tuto adresu, ze které d</text:span><text:span text:style-name="T95">ostáváte</text:span><text:span text:style-name="T94"> Někdeník ale na adresu zeptej.se.Magistra@gmail.com, pan Celestius se svými poskoky se u</text:span><text:span text:style-name="T95">ž</text:span><text:span text:style-name="T94"> těší na Vaše zprávy!</text:span></text:p>
      <text:p text:style-name="P79"/>
      <text:p text:style-name="P67"><text:span text:style-name="T116">V</text:span>áš Lubomír Lečko</text:p>
      <text:p text:style-name="P35"><text:span text:style-name="T123">skákáním znavený </text:span>vedoucí distribučního oddělení <text:span text:style-name="T121">N</text:span>ěkdeníku Monte Karlos</text:p>
      <text:p text:style-name="P104"/>
      <text:p text:style-name="P183"><text:span text:style-name="T20">Pokud byste měli jakékoliv potíže s doručením (noviny Vám nejsou doručovány pravidelně, dostáváte roztrhané nebo zmoklé výtisky, či </text:span><text:span text:style-name="T30">výtisky, které j</text:span><text:span text:style-name="T31">eště nebyly vydány</text:span><text:span text:style-name="T20"> atd.) neváhejte nás kontaktovat na této e-mailové adrese, stejně tak se na nás obraťte, pokud by jste si přáli z jakéhokoliv důvodu (ač by to bylo tak jako tak nepochopitelné) se z odběru našich prestižních novin odhlásit.</text:span></text:p>
      <text:p text:style-name="P177"><text:span text:style-name="T52">Monte Karlos </text:span><text:span text:style-name="T48">8-</text:span><text:span text:style-name="T52">2020</text:span></text:p>
      <text:p text:style-name="P57"/>
      <text:p text:style-name="P153"><text:span text:style-name="T47">Drazí </text:span><text:span text:style-name="T46">příznivci Někdeníku,</text:span></text:p>
      <text:p text:style-name="P88"/>
      <text:p text:style-name="P153"><text:span text:style-name="T60">ř</text:span><text:span text:style-name="T78">íká se, že starého psa novým kouskům nenaučíš, s čímž já sice mnoho zkušeností nemám, ale zato mám spoustu zkušeností s naší šéfredaktorkou, kterou už opravdu nikdo nic nového nenaučí. Ne snad proto, že by se nic naučit nedokázala, ale proto, že je bytostně přesvědčená, že dokonalejší už ani být nemůže. A tak se také </text:span><text:span text:style-name="T79">zuby nehty (přesněji řečeno tím, co jí z nich zbývá) drží své pečlivě naplánované pětiletky, </text:span><text:span text:style-name="T78">takže</text:span><text:span text:style-name="T79"> vzhledem k tomu že na rok 2020 objednala 12 čísel, podepsala kontrakty s papírnami, tiskárnami, balírnami, laminátorovnami a třemi zahradnictvími s kaktusy, nedá se nic dělat a pro naplnění výše zmíněných kontraktů tak budeme muset nejprve vydat chybějící čísla pro rok 2020 a až následně budou moci vycházet čísla pro rok 2021. Věřím však, že se na tuto zvláštnost snadno adaptujete, ostatně nic více ani méně bych od čtenářů Někeníku neočekával.</text:span></text:p>
      <text:p text:style-name="P154"><text:span text:style-name="T78">A</text:span><text:span text:style-name="T39">le</text:span><text:span text:style-name="T78"> </text:span><text:span text:style-name="T39">teď už Vás zvu na tradiční smršť novinek ze Závodu o post nejvyššího vůdce všeho učitelstva </text:span><text:span text:style-name="T80">a tak všeobecně,</text:span><text:span text:style-name="T39"> připravte si deštníky, bude to cákat!</text:span></text:p>
      <text:p text:style-name="P89"/>
      <text:p text:style-name="P70"><text:span text:style-name="T116">V</text:span>áš Lubomír Lečko</text:p>
      <text:p text:style-name="P38">vedoucí distribučního oddělení <text:span text:style-name="T124">N</text:span>ěkdeníku Monte Karlos</text:p>
      <text:p text:style-name="P70"/>
      <text:p text:style-name="P184"><text:span text:style-name="T20">Pokud </text:span><text:span text:style-name="T33">byste</text:span><text:span text:style-name="T20"> měli jakékoliv potíže s doručením (noviny Vám nejsou doručovány pravidelně, dostáváte roztrhané nebo zmoklé výtisky, </text:span><text:span text:style-name="T21">či výtisky, </text:span><text:span text:style-name="T32">které svítí ve tmě</text:span><text:span text:style-name="T22">,</text:span><text:span text:style-name="T21"> </text:span><text:span text:style-name="T20">atd.) neváhejte nás kontaktovat na této e-mailové adrese, stejně tak se na nás obraťte, pokud by jste si přáli z jakéhokoliv důvodu (ač by to bylo tak jako tak nepochopitelné) se z odběru našich prestižních novin odhlásit.</text:span></text:p>
      <text:p text:style-name="P178">Monte Karlos 9-2020</text:p>
      <text:p text:style-name="P155"/>
      <text:p text:style-name="P155">Vážení fanoušci Někdeníku,</text:p>
      <text:p text:style-name="P155"/>
      <text:p text:style-name="P155">Jak jistě dobře víte, vydáváme naše čísla v noci z neděle na pondělí, a to s dvoutýdenním rozestupem. Jste si také samozřejmě vědomi našich problémů s potravinářskou inspekcí, které se velmi rychle stávají problémy potravinářské inspekce s námi. S Karlosem není radno si zahrávat.</text:p>
      <text:p text:style-name="P155"/>
      <text:p text:style-name="P155">Tento týden jsme v Někdeníku čelili velkému dilematu. Kvůli jejich vměšování jsme byli nucení vydat naše minulé číslo nikoli v neděli v noci, nýbrž v úterý. Otázka pro nás byla, jestli tentokrát zachovat tradici nedělní, či tradici dvou týdnů mezi čísly. Ašelová byla pro neděli, já pro úterý (méně práce pro mě) a Karlos to jako král Šalamoun vyřešil kompromisem. Příště bychom se měli vrátit na náš tradiční nedělní rozvrh, ale nic neslibuji, víme, jak to dopadá.</text:p>
      <text:p text:style-name="P155"/>
      <text:p text:style-name="P155">A teď už Vás nebudu zdržovat, jistě se těšíte na poutavou cestu našeho cestovatelského dua vlnami Internetu a mé opětovné (a předvídatelné) selhání dovést do studia hosta.</text:p>
      <text:p text:style-name="P155"/>
      <text:p text:style-name="P155">S přáním bryskního čtení,</text:p>
      <text:p text:style-name="P155"/>
      <text:p text:style-name="P155">Váš <text:span text:style-name="T44">Lubomír Lečko</text:span></text:p>
      <text:p text:style-name="P39">vedoucí distribučního oddělení <text:span text:style-name="T124">N</text:span>ěkdeníku Monte Karlos</text:p>
      <text:p text:style-name="P39"/>
      <text:p text:style-name="P190"><text:span text:style-name="T125">Pokud </text:span><text:span text:style-name="T126">byste</text:span><text:span text:style-name="T125"> měli jakékoliv potíže s doručením (noviny Vám nejsou doručovány pravidelně, dostáváte roztrhané nebo zmoklé výtisky, </text:span><text:span text:style-name="T127">či </text:span><text:span text:style-name="T128">byl Váš Někdeník držen rukojmí na letišti v Německu</text:span><text:span text:style-name="T127"> </text:span><text:span text:style-name="T125">atd.) neváhejte nás kontaktovat na této e-mailové adrese, stejně tak se na nás obraťte, pokud byste si přáli z jakéhokoliv důvodu (ač by to bylo tak jako tak nepochopitelné) se z odběru našich prestižních novin odhlásit.</text:span></text:p>
      <text:p text:style-name="P179">Monte Karlos 10-2020</text:p>
      <text:p text:style-name="P156"/>
      <text:p text:style-name="P156">Vážení a milí čtenáři,</text:p>
      <text:p text:style-name="P156"/>
      <text:p text:style-name="P158"><text:span text:style-name="T130">dnes pro vás mám jedno nabité číslo Někdeníku a jednoho vybitého Lubomíra. Více se dočtete ve Zpovědi a dalších rubrikách, ze kterých doporučuji zejména Šeinera, Závodní ekonomii, Vývoj a Rozhovor s nejčerstvějšími novinkami ze </text:span><text:span text:style-name="T13">závodu, </text:span><text:span text:style-name="T131">dále</text:span><text:span text:style-name="T14"> </text:span><text:span text:style-name="T130">Sudoku na oslavu dne </text:span><text:span text:style-name="T132">π</text:span><text:span text:style-name="T133">, </text:span><text:span text:style-name="T130">které se tentokrát obzvlášť vydařilo, Kaňonskop, Karlos čepici a v neposlední řadě také Na vlnách internetu.</text:span></text:p>
      <text:p text:style-name="P156"/>
      <text:p text:style-name="P156">Váš <text:span text:style-name="T44">Lubomír Lečko</text:span></text:p>
      <text:p text:style-name="P40"><text:span text:style-name="T129">vybitý </text:span>vedoucí distribučního oddělení <text:span text:style-name="T124">N</text:span>ěkdeníku Monte Karlos</text:p>
      <text:p text:style-name="P40"/>
      <text:p text:style-name="P185"><text:span text:style-name="T20">Pokud </text:span><text:span text:style-name="T33">byste</text:span><text:span text:style-name="T20"> měli jakékoliv potíže s doručením (j</text:span><text:span text:style-name="T34">eště nejste našimi pravidelnými odebirateli</text:span><text:span text:style-name="T20">, dostáváte roztrhané nebo zmoklé výtisky, </text:span><text:span text:style-name="T21">či </text:span><text:span text:style-name="T35">byl Váš Někdeník držen rukojmí na letišti v Německu</text:span><text:span text:style-name="T21"> </text:span><text:span text:style-name="T20">atd.) neváhejte nás kontaktovat na této e-mailové adrese, stejně tak se na nás obraťte, pokud byste si přáli z jakéhokoliv důvodu (ač by to bylo tak jako tak nepochopitelné) se z odběru našich prestižních novin odhlásit.</text:span></text:p>
      <text:p text:style-name="P192">Monte Karlos 11-2020</text:p>
      <text:p text:style-name="P157"/>
      <text:p text:style-name="P157">Milášci moji,</text:p>
      <text:p text:style-name="P157"/>
      <text:p text:style-name="P195">to jsem já, váš Magistr Celestius. Lubomír mi totiž laskavě přenechal distribuci Někdeníku, ale raději jsem vám jej rozeslal prostřednictvím jeho e-mailu, na který už jste zvyklí, aby vás to nepopletlo. Co ještě říci? Díky mě konečně všechno klape jak má. Zvaní celebrit také připadlo mě, nicméně po nahlédnutí do Kaňonskopu jsem zjistil, že ať bych se snažil sebevíc, stejně by tentokrát žádná z pozvaných celebrit nemohla shodou nešťastných okolností dorazit a tak jsem žádnou nezval. Takže přeju příjemné čtení. Myslím, že kromě mého Kaňonskopu najdete v Někdeníku ještě i pár dalších zajímavostí. Tak se do toho pusťte.</text:p>
      <text:p text:style-name="P157"/>
      <text:p text:style-name="P159"><text:span text:style-name="T130">Váš </text:span><text:span text:style-name="T44">M</text:span><text:span text:style-name="T81">agistr Celestius</text:span></text:p>
      <text:p text:style-name="P159"><text:span text:style-name="T96">nový </text:span><text:span text:style-name="T99">v</text:span><text:span text:style-name="T97">edoucí distribučního oddělení </text:span><text:span text:style-name="T98">N</text:span><text:span text:style-name="T97">ěkdeníku Monte Karlos</text:span></text:p>
      <text:p text:style-name="P41"/>
      <text:p text:style-name="P186"><text:span text:style-name="T20">Pokud </text:span><text:span text:style-name="T33">byste</text:span><text:span text:style-name="T20"> měli jakékoliv potíže s doručením (</text:span><text:span text:style-name="T36">přáli byste si více článků věnovaných Zvěrále</text:span><text:span text:style-name="T21"> </text:span><text:span text:style-name="T20">atd.) neváhejte nás kontaktovat na této e-mailové adrese, stejně tak se na nás obraťte, pokud byste si přáli z jakéhokoliv důvodu (ač by to bylo tak jako tak nepochopitelné) se z odběru našich prestižních novin odhlásit.</text:span></text:p>
      <text:p text:style-name="P193"><text:span text:style-name="T130">Monte Karlos 12-2020</text:span></text:p>
      <text:p text:style-name="P196"/>
      <text:p text:style-name="P198">Milášci moji,</text:p>
      <text:p text:style-name="P201"><text:span text:style-name="T79">to jsem </text:span><text:span text:style-name="T82">zase </text:span><text:span text:style-name="T79">já, váš Magistr Celestius </text:span><text:span text:style-name="T82">s dalším číslem Někdeníku. Bohužel vychází asi s desetidenním zpožděním, avšak za to můžou zaměstnanci grafického oddělení, </text:span><text:span text:style-name="T83">tímto se za ně hluboce omlouvám</text:span><text:span text:style-name="T82">. Instruoval jsem je, jak udělat novou grafiku Kaňonskopu, která bude hodna jeho velkoleposti, ale naprosto to nezvládli a co hůř, trvalo jim to týden </text:span><text:span text:style-name="T83">a taky </text:span><text:span text:style-name="T82">během toho týdne nedělali nic jiného. Okamžitě jsem všechny propustil, ale pak jsem je musel vzít zase zpátky, aby to někdo opravil. </text:span><text:span text:style-name="T79">T</text:span><text:span text:style-name="T83">aké jsem ve</text:span><text:span text:style-name="T82"> svém osobním</text:span><text:span text:style-name="T79"> Kaňonskopu zjistil, že n</text:span><text:span text:style-name="T82">emám zvát do M</text:span><text:span text:style-name="T83">onte Karla</text:span><text:span text:style-name="T82"> cizí lidi. A protože všechny celebrity které osobně znám byly </text:span><text:span text:style-name="T83">zrovna </text:span><text:span text:style-name="T82">na dovolené v Kamelotu, nepozval jsem nikoho. </text:span><text:span text:style-name="T83">Jo a málem bych zapomněl. Karlos říkal, že toto číslo máte číst popořadě, jako by ho snad někdo někdy četl třeba od prostředka ke krajům, no nevím. </text:span></text:p>
      <text:p text:style-name="P201"><text:span text:style-name="T83">Příjemné čtení ze správného konce vám přeje</text:span></text:p>
      <text:p text:style-name="P197"/>
      <text:p text:style-name="P186"><text:span text:style-name="T79">váš Magistr Celestius</text:span></text:p>
      <text:p text:style-name="P199">vedoucí distribučního oddělení Někdeníku Monte Karlos</text:p>
      <text:p text:style-name="P197"/>
      <text:p text:style-name="P201"><text:span text:style-name="T20">Pokud byste měli jakékoliv potíže (noviny Vám nejsou doručovány pravidelně, dostáváte roztrhané nebo zmoklé výtisky, </text:span><text:span text:style-name="T21">n</text:span><text:span text:style-name="T37">ebo se váš výtisk nedá číst popořadě </text:span><text:span text:style-name="T20">atd.) neváhejte nás kontaktovat na této e-mailové adrese, stejně tak se na nás obraťte, pokud byste si přáli z jakéhokoliv důvodu (ač by to bylo tak jako tak nepochopitelné) se z odběru našich prestižních novin odhlási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RobotoDraft, Helvetica, Arial, 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7T22:50:05.103000000</meta:creation-date>
    <dc:date>2021-04-22T13:48:22.999000000</dc:date>
    <meta:editing-duration>PT12H54M47S</meta:editing-duration>
    <meta:editing-cycles>61</meta:editing-cycles>
    <meta:generator>LibreOffice/6.3.5.2$Windows_X86_64 LibreOffice_project/dd0751754f11728f69b42ee2af66670068624673</meta:generator>
    <meta:document-statistic meta:table-count="0" meta:image-count="0" meta:object-count="0" meta:page-count="24" meta:paragraph-count="197" meta:word-count="5105" meta:character-count="32976" meta:non-whitespace-character-count="28053"/>
  </office:meta>
</office:document-meta>
</file>